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ArborWin" svg:font-family="ArborWin"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vTT5843c571" svg:font-family="AdvTT5843c571" style:font-family-generic="system" style:font-pitch="variable"/>
    <style:font-face style:name="Arial1" svg:font-family="Arial" style:font-family-generic="system" style:font-pitch="variable"/>
    <style:font-face style:name="CMUSerif-Bold-Identity-H" svg:font-family="CMUSerif-Bold-Identity-H" style:font-family-generic="system" style:font-pitch="variable"/>
    <style:font-face style:name="CMUSerif-Roman-Identity-H" svg:font-family="CMUSerif-Roman-Identity-H"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fo:font-weight="bold" style:font-size-asian="16pt" style:font-weight-asian="bold" style:font-name-complex="Arial1" style:font-size-complex="16pt"/>
    </style:style>
    <style:style style:name="P2" style:family="paragraph" style:parent-style-name="Standard">
      <style:paragraph-properties fo:text-align="center" style:justify-single-word="false"/>
    </style:style>
    <style:style style:name="P3" style:family="paragraph" style:parent-style-name="Standard">
      <style:paragraph-properties fo:keep-with-next="auto"/>
    </style:style>
    <style:style style:name="P4" style:family="paragraph" style:parent-style-name="Standard">
      <style:paragraph-properties fo:margin-left="0in" fo:margin-right="0in" fo:margin-top="0in" fo:margin-bottom="0in" loext:contextual-spacing="false" fo:line-height="100%" fo:text-indent="0.4465in" style:auto-text-indent="false" fo:keep-with-next="auto"/>
    </style:style>
    <style:style style:name="P5" style:family="paragraph" style:parent-style-name="Standard">
      <style:paragraph-properties fo:margin-left="0in" fo:margin-right="0in" fo:margin-top="0in" fo:margin-bottom="0in" loext:contextual-spacing="false" fo:line-height="100%" fo:text-align="justify" style:justify-single-word="false" fo:text-indent="0.4465in" style:auto-text-indent="false" fo:keep-with-next="auto"/>
    </style:style>
    <style:style style:name="P6" style:family="paragraph" style:parent-style-name="Standard">
      <style:paragraph-properties fo:margin-left="0in" fo:margin-right="0in" fo:margin-top="0in" fo:margin-bottom="0in" loext:contextual-spacing="false" fo:line-height="100%" fo:hyphenation-ladder-count="no-limit" fo:text-indent="0.4465in" style:auto-text-indent="false" fo:keep-with-next="auto"/>
      <style:text-properties fo:hyphenate="true" fo:hyphenation-remain-char-count="2" fo:hyphenation-push-char-count="2"/>
    </style:style>
    <style:style style:name="P7" style:family="paragraph" style:parent-style-name="Standard">
      <style:paragraph-properties fo:margin-left="0in" fo:margin-right="0in" fo:margin-top="0in" fo:margin-bottom="0in" loext:contextual-spacing="false" fo:text-align="justify" style:justify-single-word="false" fo:text-indent="0.4465in" style:auto-text-indent="false" fo:keep-with-next="auto"/>
    </style:style>
    <style:style style:name="P8" style:family="paragraph" style:parent-style-name="Standard">
      <style:paragraph-properties fo:margin-left="0in" fo:margin-right="0in" fo:text-indent="0.4465in" style:auto-text-indent="false" fo:keep-with-next="auto"/>
    </style:style>
    <style:style style:name="P9" style:family="paragraph" style:parent-style-name="Standard">
      <style:paragraph-properties fo:margin-top="0in" fo:margin-bottom="0in" loext:contextual-spacing="false" fo:line-height="100%" fo:text-align="justify" style:justify-single-word="false" fo:keep-with-next="auto"/>
      <style:text-properties fo:language="it" fo:country="IT" style:font-name-complex="Times New Roman1"/>
    </style:style>
    <style:style style:name="P10" style:family="paragraph" style:parent-style-name="Standard">
      <style:paragraph-properties fo:margin-top="0in" fo:margin-bottom="0in" loext:contextual-spacing="false" fo:line-height="100%" fo:keep-with-next="auto"/>
    </style:style>
    <style:style style:name="P11" style:family="paragraph" style:parent-style-name="Standard">
      <style:paragraph-properties fo:margin-top="0in" fo:margin-bottom="0in" loext:contextual-spacing="false" fo:line-height="100%" fo:hyphenation-ladder-count="no-limit" fo:keep-with-next="auto"/>
      <style:text-properties fo:hyphenate="true" fo:hyphenation-remain-char-count="2" fo:hyphenation-push-char-count="2"/>
    </style:style>
    <style:style style:name="P12" style:family="paragraph" style:parent-style-name="Standard">
      <style:paragraph-properties fo:margin-top="0in" fo:margin-bottom="0in" loext:contextual-spacing="false" fo:text-align="justify" style:justify-single-word="false" fo:keep-with-next="auto"/>
    </style:style>
    <style:style style:name="P13" style:family="paragraph" style:parent-style-name="Standard" style:master-page-name="Converted18">
      <style:paragraph-properties fo:margin-top="0in" fo:margin-bottom="0in" loext:contextual-spacing="false" fo:line-height="100%" fo:orphans="2" fo:widows="2" fo:hyphenation-ladder-count="no-limit" style:page-number="auto" fo:keep-with-next="auto"/>
      <style:text-properties fo:hyphenate="true" fo:hyphenation-remain-char-count="2" fo:hyphenation-push-char-count="2"/>
    </style:style>
    <style:style style:name="P14" style:family="paragraph" style:parent-style-name="Standard">
      <style:paragraph-properties fo:margin-left="0in" fo:margin-right="0in" fo:margin-top="0in" fo:margin-bottom="0in" loext:contextual-spacing="false" fo:text-align="justify" style:justify-single-word="false" fo:text-indent="0.0783in" style:auto-text-indent="false" fo:keep-with-next="auto"/>
    </style:style>
    <style:style style:name="P15" style:family="paragraph" style:parent-style-name="Standard">
      <style:paragraph-properties fo:margin-left="0in" fo:margin-right="0in" fo:margin-top="0in" fo:margin-bottom="0in" loext:contextual-spacing="false" fo:line-height="100%" fo:text-indent="0.0783in" style:auto-text-indent="false" fo:keep-with-next="auto"/>
    </style:style>
    <style:style style:name="P16" style:family="paragraph" style:parent-style-name="Standard">
      <style:paragraph-properties fo:margin-left="0in" fo:margin-right="0in" fo:margin-top="0in" fo:margin-bottom="0in" loext:contextual-spacing="false" fo:line-height="100%" fo:hyphenation-ladder-count="no-limit" fo:text-indent="0.0783in" style:auto-text-indent="false" fo:keep-with-next="auto"/>
      <style:text-properties fo:hyphenate="true" fo:hyphenation-remain-char-count="2" fo:hyphenation-push-char-count="2"/>
    </style:style>
    <style:style style:name="P17" style:family="paragraph" style:parent-style-name="Standard">
      <style:paragraph-properties fo:margin-left="0in" fo:margin-right="0in" fo:margin-top="0in" fo:margin-bottom="0in" loext:contextual-spacing="false" fo:line-height="100%" fo:text-indent="0.4917in" style:auto-text-indent="false" fo:keep-with-next="auto"/>
    </style:style>
    <style:style style:name="P18" style:family="paragraph" style:parent-style-name="Standard">
      <style:paragraph-properties fo:margin-left="0.4465in" fo:margin-right="0in" fo:text-indent="-0.3681in" style:auto-text-indent="false" fo:keep-with-next="auto"/>
    </style:style>
    <style:style style:name="P19" style:family="paragraph" style:parent-style-name="Standard">
      <style:paragraph-properties fo:margin-left="0.3035in" fo:margin-right="0in" fo:margin-top="0in" fo:margin-bottom="0in" loext:contextual-spacing="false" fo:line-height="100%" fo:orphans="2" fo:widows="2" fo:hyphenation-ladder-count="no-limit" fo:text-indent="0.4465in" style:auto-text-indent="false" fo:keep-with-next="auto"/>
      <style:text-properties fo:hyphenate="true" fo:hyphenation-remain-char-count="2" fo:hyphenation-push-char-count="2"/>
    </style:style>
    <style:style style:name="P20" style:family="paragraph" style:parent-style-name="Standard">
      <style:paragraph-properties fo:margin-left="0.3035in" fo:margin-right="0in" fo:text-indent="0.4465in" style:auto-text-indent="false"/>
    </style:style>
    <style:style style:name="P21" style:family="paragraph" style:parent-style-name="Title" style:master-page-name="Standard">
      <style:paragraph-properties style:page-number="auto" fo:keep-with-next="auto"/>
    </style:style>
    <style:style style:name="P22" style:family="paragraph" style:parent-style-name="ls_5f_Section1" style:list-style-name="WWNum22"/>
    <style:style style:name="P23" style:family="paragraph" style:parent-style-name="ls_5f_Section1" style:list-style-name="">
      <style:paragraph-properties fo:margin-left="0.25in" fo:margin-right="0in" fo:text-indent="-0.25in" style:auto-text-indent="false"/>
    </style:style>
    <style:style style:name="P24" style:family="paragraph" style:parent-style-name="ls_5f_Section1" style:list-style-name="">
      <style:paragraph-properties fo:margin-left="0.25in" fo:margin-right="0in" fo:text-indent="0in" style:auto-text-indent="false"/>
    </style:style>
    <style:style style:name="P25" style:family="paragraph" style:parent-style-name="No_20_Spacing">
      <style:paragraph-properties fo:orphans="0" fo:widows="0"/>
    </style:style>
    <style:style style:name="P26" style:family="paragraph" style:parent-style-name="No_20_Spacing">
      <style:paragraph-properties fo:text-align="justify" style:justify-single-word="false" fo:orphans="0" fo:widows="0"/>
    </style:style>
    <style:style style:name="P27" style:family="paragraph" style:parent-style-name="No_20_Spacing">
      <style:paragraph-properties fo:text-align="justify" style:justify-single-word="false" fo:orphans="0" fo:widows="0"/>
      <style:text-properties style:font-name="Times New Roman" fo:font-size="12pt" fo:language="en" fo:country="GB" style:font-size-asian="12pt" style:font-size-complex="12pt"/>
    </style:style>
    <style:style style:name="P28" style:family="paragraph" style:parent-style-name="No_20_Spacing">
      <style:paragraph-properties fo:orphans="0" fo:widows="0"/>
      <style:text-properties style:font-name="Times New Roman" fo:font-size="12pt" fo:language="en" fo:country="GB" style:font-size-asian="12pt" style:font-size-complex="12pt"/>
    </style:style>
    <style:style style:name="P29" style:family="paragraph" style:parent-style-name="No_20_Spacing">
      <style:paragraph-properties fo:orphans="0" fo:widows="0"/>
      <style:text-properties style:font-name="Times New Roman" fo:font-size="12pt" style:font-size-asian="12pt" style:font-size-complex="12pt"/>
    </style:style>
    <style:style style:name="P30" style:family="paragraph" style:parent-style-name="No_20_Spacing">
      <style:paragraph-properties fo:orphans="0" fo:widows="0"/>
      <style:text-properties style:font-name="Times New Roman" fo:font-size="12pt" fo:font-weight="bold" style:font-size-asian="12pt" style:font-weight-asian="bold" style:font-size-complex="12pt"/>
    </style:style>
    <style:style style:name="P31" style:family="paragraph" style:parent-style-name="No_20_Spacing">
      <style:paragraph-properties fo:margin-left="1.3398in" fo:margin-right="0in" fo:orphans="0" fo:widows="0" fo:text-indent="0.4465in" style:auto-text-indent="false"/>
    </style:style>
    <style:style style:name="P32" style:family="paragraph" style:parent-style-name="No_20_Spacing">
      <style:paragraph-properties fo:margin-left="0in" fo:margin-right="0in" fo:text-align="justify" style:justify-single-word="false" fo:orphans="0" fo:widows="0" fo:text-indent="0.0783in" style:auto-text-indent="false"/>
    </style:style>
    <style:style style:name="P33" style:family="paragraph" style:parent-style-name="No_20_Spacing">
      <style:paragraph-properties fo:margin-left="0in" fo:margin-right="0in" fo:orphans="0" fo:widows="0" fo:text-indent="0.0783in" style:auto-text-indent="false"/>
    </style:style>
    <style:style style:name="P34" style:family="paragraph" style:parent-style-name="No_20_Spacing">
      <style:paragraph-properties fo:margin-left="0in" fo:margin-right="0in" fo:text-align="justify" style:justify-single-word="false" fo:orphans="0" fo:widows="0" fo:text-indent="0.4465in" style:auto-text-indent="false"/>
    </style:style>
    <style:style style:name="P35" style:family="paragraph" style:parent-style-name="No_20_Spacing">
      <style:paragraph-properties fo:margin-left="0in" fo:margin-right="0in" fo:orphans="0" fo:widows="0" fo:text-indent="0.4465in" style:auto-text-indent="false"/>
    </style:style>
    <style:style style:name="P36" style:family="paragraph" style:parent-style-name="No_20_Spacing">
      <style:paragraph-properties fo:margin-left="0.2354in" fo:margin-right="0in" fo:orphans="0" fo:widows="0" fo:text-indent="0.2354in" style:auto-text-indent="false"/>
    </style:style>
    <style:style style:name="P37" style:family="paragraph" style:parent-style-name="No_20_Spacing">
      <style:paragraph-properties fo:margin-left="0.2354in" fo:margin-right="0in" fo:orphans="0" fo:widows="0" fo:text-indent="0.4465in" style:auto-text-indent="false"/>
    </style:style>
    <style:style style:name="P38" style:family="paragraph" style:parent-style-name="No_20_Spacing">
      <style:paragraph-properties fo:margin-left="0.4429in" fo:margin-right="0in" fo:orphans="0" fo:widows="0" fo:text-indent="-0.3646in" style:auto-text-indent="false"/>
    </style:style>
    <style:style style:name="P39" style:family="paragraph" style:parent-style-name="No_20_Spacing">
      <style:paragraph-properties fo:margin-left="0in" fo:margin-right="0in" fo:orphans="0" fo:widows="0" fo:text-indent="0.4917in" style:auto-text-indent="false"/>
    </style:style>
    <style:style style:name="P40" style:family="paragraph" style:parent-style-name="No_20_Spacing">
      <style:paragraph-properties fo:margin-left="0.4429in" fo:margin-right="0in" fo:orphans="0" fo:widows="0" fo:text-indent="-0.3598in" style:auto-text-indent="false"/>
    </style:style>
    <style:style style:name="P41" style:family="paragraph" style:parent-style-name="Footnote" style:master-page-name="Converted2">
      <style:paragraph-properties style:page-number="auto" fo:keep-with-next="auto"/>
    </style:style>
    <style:style style:name="P42" style:family="paragraph" style:parent-style-name="Footnote" style:master-page-name="Converted4">
      <style:paragraph-properties style:page-number="auto" fo:keep-with-next="auto"/>
    </style:style>
    <style:style style:name="P43" style:family="paragraph" style:parent-style-name="Footnote" style:master-page-name="Converted6">
      <style:paragraph-properties style:page-number="auto" fo:keep-with-next="auto"/>
    </style:style>
    <style:style style:name="P44" style:family="paragraph" style:parent-style-name="Footnote" style:master-page-name="Converted8">
      <style:paragraph-properties style:page-number="auto" fo:keep-with-next="auto"/>
    </style:style>
    <style:style style:name="P45" style:family="paragraph" style:parent-style-name="Footnote">
      <style:paragraph-properties fo:margin-left="0.2354in" fo:margin-right="0in" fo:text-indent="0.211in" style:auto-text-indent="false" fo:keep-with-next="auto"/>
    </style:style>
    <style:style style:name="P46" style:family="paragraph" style:parent-style-name="Footnote" style:master-page-name="Converted10">
      <style:paragraph-properties style:page-number="auto" fo:keep-with-next="auto"/>
    </style:style>
    <style:style style:name="P47" style:family="paragraph" style:parent-style-name="Footnote" style:master-page-name="Converted12">
      <style:paragraph-properties style:page-number="auto" fo:keep-with-next="auto"/>
    </style:style>
    <style:style style:name="P48" style:family="paragraph" style:parent-style-name="Footnote" style:master-page-name="Converted14">
      <style:paragraph-properties style:page-number="auto" fo:keep-with-next="auto"/>
    </style:style>
    <style:style style:name="P49" style:family="paragraph" style:parent-style-name="Footnote" style:master-page-name="Converted16">
      <style:paragraph-properties style:page-number="auto" fo:keep-with-next="auto"/>
    </style:style>
    <style:style style:name="P50" style:family="paragraph" style:parent-style-name="Footnote" style:master-page-name="Converted20">
      <style:paragraph-properties style:page-number="auto"/>
    </style:style>
    <style:style style:name="P51" style:family="paragraph" style:parent-style-name="ls_5f_Sourceline">
      <style:paragraph-properties fo:orphans="0" fo:widows="0" fo:keep-with-next="auto"/>
      <style:text-properties fo:language="de" fo:country="DE" style:language-asian="de" style:country-asian="DE" style:language-complex="ar" style:country-complex="SA" fo:background-color="#ffff00"/>
    </style:style>
    <style:style style:name="P52" style:family="paragraph" style:parent-style-name="ls_5f_Langinfo" style:list-style-name="WWNum2">
      <style:paragraph-properties fo:margin-left="0.0783in" fo:margin-right="0in" fo:orphans="0" fo:widows="0" fo:text-indent="0in" style:auto-text-indent="false" fo:keep-with-next="auto"/>
    </style:style>
    <style:style style:name="P53" style:family="paragraph" style:parent-style-name="ls_5f_Langinfo" style:list-style-name="">
      <style:paragraph-properties fo:margin-left="0.0783in" fo:margin-right="0in" fo:orphans="0" fo:widows="0" fo:text-indent="0in" style:auto-text-indent="false" fo:keep-with-next="auto"/>
    </style:style>
    <style:style style:name="P54" style:family="paragraph" style:parent-style-name="ls_5f_Section2" style:list-style-name="">
      <style:paragraph-properties fo:margin-left="0.25in" fo:margin-right="0in" fo:text-indent="-0.25in" style:auto-text-indent="false" fo:keep-with-next="auto"/>
    </style:style>
    <style:style style:name="P55" style:family="paragraph" style:parent-style-name="List_20_Paragraph" style:list-style-name="WWNum25">
      <style:paragraph-properties fo:margin-top="0in" fo:margin-bottom="0in" loext:contextual-spacing="true" fo:line-height="100%" fo:orphans="2" fo:widows="2" fo:hyphenation-ladder-count="no-limit" fo:keep-with-next="auto"/>
      <style:text-properties fo:hyphenate="true" fo:hyphenation-remain-char-count="2" fo:hyphenation-push-char-count="2"/>
    </style:style>
    <style:style style:name="P56" style:family="paragraph" style:parent-style-name="Nessuna_20_spaziatura1">
      <style:paragraph-properties fo:orphans="0" fo:widows="0"/>
    </style:style>
    <style:style style:name="P57" style:family="paragraph" style:parent-style-name="Nessuna_20_spaziatura1">
      <style:paragraph-properties fo:margin-left="0.2354in" fo:margin-right="0in" fo:orphans="0" fo:widows="0" fo:text-indent="0.2354in" style:auto-text-indent="false"/>
    </style:style>
    <style:style style:name="T1" style:family="text">
      <style:text-properties style:text-position="90% 100%"/>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Times New Roman1"/>
    </style:style>
    <style:style style:name="T5" style:family="text">
      <style:text-properties fo:font-style="italic" style:font-style-asian="italic" style:font-name-complex="Times New Roman1" style:font-style-complex="italic"/>
    </style:style>
    <style:style style:name="T6" style:family="text">
      <style:text-properties fo:font-style="italic" style:font-name-asian="Calibri1" style:font-style-asian="italic" style:font-style-complex="italic"/>
    </style:style>
    <style:style style:name="T7" style:family="text">
      <style:text-properties fo:font-style="italic" style:font-name-asian="Calibri1" style:language-asian="en" style:country-asian="US" style:font-style-asian="italic" style:font-style-complex="italic"/>
    </style:style>
    <style:style style:name="T8" style:family="text">
      <style:text-properties fo:font-style="italic" fo:font-weight="bold" style:font-style-asian="italic" style:font-weight-asian="bold" style:font-name-complex="Times New Roman1" style:font-style-complex="italic" style:font-weight-complex="bold"/>
    </style:style>
    <style:style style:name="T9" style:family="text">
      <style:text-properties fo:font-style="italic" fo:background-color="#ffffff" loext:char-shading-value="0" style:font-style-asian="italic" style:font-style-complex="italic" loext:padding="0in" loext:border="none"/>
    </style:style>
    <style:style style:name="T10" style:family="text">
      <style:text-properties fo:font-style="italic" style:language-asian="de" style:country-asian="DE" style:font-style-asian="italic" style:language-complex="ar" style:country-complex="SA"/>
    </style:style>
    <style:style style:name="T11" style:family="text">
      <style:text-properties style:font-name="Arial" fo:font-size="16pt" fo:font-weight="bold" style:font-size-asian="16pt" style:font-weight-asian="bold" style:font-name-complex="Arial1" style:font-size-complex="16pt"/>
    </style:style>
    <style:style style:name="T12" style:family="text">
      <style:text-properties fo:font-weight="bold" style:font-weight-asian="bold"/>
    </style:style>
    <style:style style:name="T13" style:family="text">
      <style:text-properties fo:font-weight="bold" style:font-weight-asian="bold" style:font-name-complex="Times New Roman1" style:font-weight-complex="bold"/>
    </style:style>
    <style:style style:name="T14" style:family="text">
      <style:text-properties fo:font-weight="bold" style:font-weight-asian="bold" style:font-weight-complex="bold"/>
    </style:style>
    <style:style style:name="T15" style:family="text">
      <style:text-properties fo:language="en" fo:country="GB"/>
    </style:style>
    <style:style style:name="T16" style:family="text">
      <style:text-properties fo:language="en" fo:country="GB" style:font-name-asian="Times New Roman1" style:language-asian="it" style:country-asian="IT"/>
    </style:style>
    <style:style style:name="T17" style:family="text">
      <style:text-properties fo:language="en" fo:country="GB" fo:font-style="italic" style:font-style-asian="italic"/>
    </style:style>
    <style:style style:name="T18" style:family="text">
      <style:text-properties fo:language="en" fo:country="GB" fo:font-style="italic" style:font-style-asian="italic" style:font-style-complex="italic"/>
    </style:style>
    <style:style style:name="T19" style:family="text">
      <style:text-properties fo:language="en" fo:country="GB" fo:background-color="#ffff00"/>
    </style:style>
    <style:style style:name="T20" style:family="text">
      <style:text-properties fo:language="en" fo:country="GB" style:font-weight-complex="bold"/>
    </style:style>
    <style:style style:name="T21" style:family="text">
      <style:text-properties fo:language="en" fo:country="GB" style:text-underline-style="none" style:font-name-asian="Calibri1" style:font-size-complex="12pt"/>
    </style:style>
    <style:style style:name="T22" style:family="text">
      <style:text-properties fo:language="en" fo:country="GB" fo:font-weight="bold" style:font-weight-asian="bold"/>
    </style:style>
    <style:style style:name="T23" style:family="text">
      <style:text-properties fo:language="en" fo:country="GB" style:font-style-complex="italic"/>
    </style:style>
    <style:style style:name="T24" style:family="text">
      <style:text-properties fo:language="en" fo:country="GB" style:language-asian="de" style:country-asian="DE" style:language-complex="ar" style:country-complex="SA"/>
    </style:style>
    <style:style style:name="T25" style:family="text">
      <style:text-properties fo:language="en" fo:country="GB" style:font-name-complex="Times New Roman1"/>
    </style:style>
    <style:style style:name="T26" style:family="text">
      <style:text-properties fo:language="it" fo:country="IT"/>
    </style:style>
    <style:style style:name="T27" style:family="text">
      <style:text-properties fo:language="it" fo:country="IT" fo:font-style="italic" style:font-style-asian="italic"/>
    </style:style>
    <style:style style:name="T28" style:family="text">
      <style:text-properties fo:language="it" fo:country="IT" fo:font-style="italic" style:font-style-asian="italic" style:font-name-complex="Times New Roman1"/>
    </style:style>
    <style:style style:name="T29" style:family="text">
      <style:text-properties fo:language="it" fo:country="IT" fo:font-style="italic" style:font-style-asian="italic" style:font-name-complex="Times New Roman1" style:font-style-complex="italic"/>
    </style:style>
    <style:style style:name="T30" style:family="text">
      <style:text-properties fo:language="it" fo:country="IT" fo:font-style="italic" fo:font-weight="bold" style:font-style-asian="italic" style:font-weight-asian="bold" style:font-name-complex="Times New Roman1" style:font-style-complex="italic" style:font-weight-complex="bold"/>
    </style:style>
    <style:style style:name="T31" style:family="text">
      <style:text-properties fo:language="it" fo:country="IT" fo:font-style="italic" style:font-name-asian="Calibri1" style:font-style-asian="italic"/>
    </style:style>
    <style:style style:name="T32" style:family="text">
      <style:text-properties fo:language="it" fo:country="IT" fo:font-style="italic" style:language-asian="it" style:country-asian="IT" style:font-style-asian="italic"/>
    </style:style>
    <style:style style:name="T33" style:family="text">
      <style:text-properties fo:language="it" fo:country="IT" style:font-weight-complex="bold"/>
    </style:style>
    <style:style style:name="T34" style:family="text">
      <style:text-properties fo:language="it" fo:country="IT" style:font-name-complex="Times New Roman1"/>
    </style:style>
    <style:style style:name="T35" style:family="text">
      <style:text-properties fo:language="it" fo:country="IT" style:font-name-asian="Calibri1"/>
    </style:style>
    <style:style style:name="T36" style:family="text">
      <style:text-properties fo:language="it" fo:country="IT" style:language-asian="it" style:country-asian="IT"/>
    </style:style>
    <style:style style:name="T37" style:family="text">
      <style:text-properties fo:language="it" fo:country="IT" fo:font-weight="bold" style:font-weight-asian="bold" style:font-name-complex="Times New Roman1"/>
    </style:style>
    <style:style style:name="T38" style:family="text">
      <style:text-properties style:font-name-complex="Times New Roman1"/>
    </style:style>
    <style:style style:name="T39" style:family="text">
      <style:text-properties fo:font-variant="small-caps"/>
    </style:style>
    <style:style style:name="T40" style:family="text">
      <style:text-properties fo:font-variant="small-caps" style:font-name-complex="Times New Roman1"/>
    </style:style>
    <style:style style:name="T41" style:family="text">
      <style:text-properties fo:font-variant="small-caps" fo:language="fr" fo:country="FR"/>
    </style:style>
    <style:style style:name="T42" style:family="text">
      <style:text-properties fo:font-variant="small-caps" fo:language="it" fo:country="IT"/>
    </style:style>
    <style:style style:name="T43" style:family="text">
      <style:text-properties fo:font-variant="small-caps" style:font-name="Times New Roman" fo:font-size="10pt" fo:language="en" fo:country="US" style:font-size-asian="10pt" style:font-size-complex="10pt"/>
    </style:style>
    <style:style style:name="T44" style:family="text">
      <style:text-properties fo:font-variant="small-caps" style:font-name="Times New Roman" fo:font-size="10pt" fo:language="en" fo:country="US" style:letter-kerning="true" style:font-size-asian="10pt" style:font-size-complex="10pt"/>
    </style:style>
    <style:style style:name="T45" style:family="text">
      <style:text-properties fo:font-variant="small-caps" style:font-name="Times New Roman" fo:font-size="12pt" style:font-size-asian="12pt" style:font-size-complex="12pt"/>
    </style:style>
    <style:style style:name="T46" style:family="text">
      <style:text-properties fo:font-variant="small-caps" style:font-name="Times New Roman" fo:font-size="12pt" fo:language="de" fo:country="DE" style:font-size-asian="12pt" style:font-size-complex="12pt"/>
    </style:style>
    <style:style style:name="T47" style:family="text">
      <style:text-properties fo:font-variant="small-caps" style:font-name="Times New Roman" fo:font-size="12pt" fo:language="en" fo:country="US" style:font-size-asian="12pt" style:font-size-complex="12pt"/>
    </style:style>
    <style:style style:name="T48" style:family="text">
      <style:text-properties fo:font-variant="small-caps" style:font-name="Times New Roman" fo:font-size="12pt" fo:language="en" fo:country="US" style:font-name-asian="AdvTT5843c571" style:font-size-asian="12pt" style:font-size-complex="12pt"/>
    </style:style>
    <style:style style:name="T49" style:family="text">
      <style:text-properties fo:font-variant="small-caps" style:font-name="Times New Roman" fo:font-size="12pt" fo:language="en" fo:country="GB" style:font-size-asian="12pt" style:font-size-complex="12pt"/>
    </style:style>
    <style:style style:name="T50" style:family="text">
      <style:text-properties fo:font-variant="small-caps" fo:language="en" fo:country="GB"/>
    </style:style>
    <style:style style:name="T51" style:family="text">
      <style:text-properties fo:font-variant="small-caps" fo:language="en" fo:country="US" style:text-underline-style="none" style:font-name-asian="Calibri1" style:font-size-complex="12pt"/>
    </style:style>
    <style:style style:name="T52" style:family="text">
      <style:text-properties fo:font-variant="small-caps" fo:language="de" fo:country="DE"/>
    </style:style>
    <style:style style:name="T53" style:family="text">
      <style:text-properties fo:font-variant="small-caps" fo:language="de" fo:country="DE" style:font-name-complex="Times New Roman1"/>
    </style:style>
    <style:style style:name="T54" style:family="text">
      <style:text-properties fo:font-variant="small-caps" fo:language="de" fo:country="DE" style:font-name-asian="CMUSerif-Roman-Identity-H" style:language-asian="de" style:country-asian="DE" style:font-name-complex="Times New Roman1" style:language-complex="ar" style:country-complex="SA"/>
    </style:style>
    <style:style style:name="T55" style:family="text">
      <style:text-properties fo:font-variant="small-caps" fo:font-size="10pt" style:font-name-asian="ＭＳ 明朝" style:font-size-asian="10pt" style:language-asian="de" style:country-asian="DE" style:font-name-complex="Times New Roman1" style:font-size-complex="10pt" style:language-complex="ar" style:country-complex="SA"/>
    </style:style>
    <style:style style:name="T56" style:family="text">
      <style:text-properties style:text-position="sub 58%"/>
    </style:style>
    <style:style style:name="T57" style:family="text">
      <style:text-properties style:text-position="sub 58%" fo:language="it" fo:country="IT"/>
    </style:style>
    <style:style style:name="T58" style:family="text">
      <style:text-properties style:text-position="sub 58%" style:font-name="Times New Roman" fo:font-size="12pt" fo:language="en" fo:country="GB" style:font-size-asian="12pt" style:font-size-complex="12pt"/>
    </style:style>
    <style:style style:name="T59" style:family="text">
      <style:text-properties style:text-position="sub 58%" style:font-name="Times New Roman" fo:font-size="12pt" style:font-size-asian="12pt" style:font-size-complex="12pt"/>
    </style:style>
    <style:style style:name="T60" style:family="text">
      <style:text-properties style:text-position="sub 58%" style:font-name="Symbol" fo:language="en" fo:country="GB" style:font-name-asian="Symbol1" style:font-name-complex="Symbol1"/>
    </style:style>
    <style:style style:name="T61" style:family="text">
      <style:text-properties style:text-position="sub 58%" style:font-name="Symbol" fo:font-size="12pt" fo:language="en" fo:country="GB" style:font-name-asian="Symbol1" style:font-size-asian="12pt" style:font-name-complex="Symbol1" style:font-size-complex="12pt"/>
    </style:style>
    <style:style style:name="T62" style:family="text">
      <style:text-properties fo:language="en" fo:country="US" style:text-underline-style="none" style:font-name-asian="Calibri1" style:font-size-complex="12pt"/>
    </style:style>
    <style:style style:name="T63" style:family="text">
      <style:text-properties fo:language="en" fo:country="US" fo:font-style="italic" style:text-underline-style="none" style:font-name-asian="Calibri1" style:font-style-asian="italic" style:font-size-complex="12pt"/>
    </style:style>
    <style:style style:name="T64" style:family="text">
      <style:text-properties fo:language="it" fo:country="none" fo:font-style="italic" style:font-style-asian="italic" style:font-name-complex="Times New Roman1" style:font-style-complex="italic"/>
    </style:style>
    <style:style style:name="T65" style:family="text">
      <style:text-properties fo:language="it" fo:country="none" fo:font-style="italic" style:font-style-asian="italic" style:font-style-complex="italic"/>
    </style:style>
    <style:style style:name="T66" style:family="text">
      <style:text-properties fo:language="it" fo:country="none" style:font-name-complex="Times New Roman1"/>
    </style:style>
    <style:style style:name="T67" style:family="text">
      <style:text-properties fo:language="it" fo:country="none" fo:font-weight="bold" style:font-weight-asian="bold" style:font-name-complex="Times New Roman1" style:font-weight-complex="bold"/>
    </style:style>
    <style:style style:name="T68" style:family="text">
      <style:text-properties style:font-name-asian="Calibri1"/>
    </style:style>
    <style:style style:name="T69" style:family="text">
      <style:text-properties style:font-name-asian="Calibri1" style:font-weight-complex="bold"/>
    </style:style>
    <style:style style:name="T70" style:family="text">
      <style:text-properties style:font-name-asian="Calibri1" style:font-style-complex="italic"/>
    </style:style>
    <style:style style:name="T71" style:family="text">
      <style:text-properties style:font-name-asian="Calibri1" style:language-asian="en" style:country-asian="US"/>
    </style:style>
    <style:style style:name="T72" style:family="text">
      <style:text-properties style:font-name="Symbol" fo:language="en" fo:country="GB" style:font-name-asian="Symbol1" style:font-name-complex="Symbol1"/>
    </style:style>
    <style:style style:name="T73" style:family="text">
      <style:text-properties style:font-name="Symbol" style:font-name-asian="Symbol1" style:font-name-complex="Symbol1"/>
    </style:style>
    <style:style style:name="T74" style:family="text">
      <style:text-properties style:font-name="Symbol" fo:font-size="12pt" fo:language="en" fo:country="GB" style:font-name-asian="Symbol1" style:font-size-asian="12pt" style:font-name-complex="Symbol1" style:font-size-complex="12pt"/>
    </style:style>
    <style:style style:name="T75" style:family="text">
      <style:text-properties fo:background-color="#ffff00"/>
    </style:style>
    <style:style style:name="T76" style:family="text">
      <style:text-properties style:font-name="Times New Roman" fo:font-size="12pt" style:font-size-asian="12pt" style:font-size-complex="12pt"/>
    </style:style>
    <style:style style:name="T77" style:family="text">
      <style:text-properties style:font-name="Times New Roman" fo:font-size="12pt" style:font-size-asian="12pt" style:font-size-complex="12pt" style:font-style-complex="italic"/>
    </style:style>
    <style:style style:name="T78" style:family="text">
      <style:text-properties style:font-name="Times New Roman" fo:font-size="12pt" fo:font-style="italic" style:font-size-asian="12pt" style:font-style-asian="italic" style:font-size-complex="12pt"/>
    </style:style>
    <style:style style:name="T79" style:family="text">
      <style:text-properties style:font-name="Times New Roman" fo:font-size="12pt" fo:font-style="italic" style:font-name-asian="AdvTT5843c571" style:font-size-asian="12pt" style:font-style-asian="italic" style:font-size-complex="12pt"/>
    </style:style>
    <style:style style:name="T80" style:family="text">
      <style:text-properties style:font-name="Times New Roman" fo:font-size="12pt" fo:language="en" fo:country="US" style:font-size-asian="12pt" style:font-size-complex="12pt"/>
    </style:style>
    <style:style style:name="T81" style:family="text">
      <style:text-properties style:font-name="Times New Roman" fo:font-size="12pt" fo:language="en" fo:country="US" style:font-name-asian="AdvTT5843c571" style:font-size-asian="12pt" style:font-size-complex="12pt"/>
    </style:style>
    <style:style style:name="T82" style:family="text">
      <style:text-properties style:font-name="Times New Roman" fo:font-size="12pt" fo:language="en" fo:country="US" fo:font-style="italic" style:font-size-asian="12pt" style:font-style-asian="italic" style:font-size-complex="12pt"/>
    </style:style>
    <style:style style:name="T83" style:family="text">
      <style:text-properties style:font-name="Times New Roman" fo:font-size="12pt" fo:language="en" fo:country="GB" style:font-size-asian="12pt" style:font-size-complex="12pt"/>
    </style:style>
    <style:style style:name="T84" style:family="text">
      <style:text-properties style:font-name="Times New Roman" fo:font-size="12pt" fo:language="en" fo:country="GB" fo:font-style="italic" style:font-size-asian="12pt" style:font-style-asian="italic" style:font-size-complex="12pt"/>
    </style:style>
    <style:style style:name="T85" style:family="text">
      <style:text-properties style:font-name="Times New Roman" fo:font-size="12pt" fo:language="en" fo:country="GB" fo:font-weight="bold" style:font-size-asian="12pt" style:font-weight-asian="bold" style:font-size-complex="12pt"/>
    </style:style>
    <style:style style:name="T86" style:family="text">
      <style:text-properties style:font-name="Times New Roman" fo:font-size="12pt" fo:language="de" fo:country="DE" style:font-size-asian="12pt" style:font-size-complex="12pt"/>
    </style:style>
    <style:style style:name="T87" style:family="text">
      <style:text-properties style:font-name="Times New Roman" fo:font-size="12pt" fo:language="de" fo:country="DE" fo:font-style="italic" style:font-size-asian="12pt" style:font-style-asian="italic" style:font-size-complex="12pt"/>
    </style:style>
    <style:style style:name="T88" style:family="text">
      <style:text-properties style:font-name="Times New Roman" fo:font-size="12pt" fo:language="de" fo:country="DE" style:font-name-asian="CMUSerif-Roman-Identity-H" style:font-size-asian="12pt" style:language-asian="de" style:country-asian="DE" style:font-size-complex="12pt"/>
    </style:style>
    <style:style style:name="T89" style:family="text">
      <style:text-properties style:font-name="Times New Roman" fo:font-size="12pt" style:font-name-asian="AdvTT5843c571" style:font-size-asian="12pt" style:font-size-complex="12pt"/>
    </style:style>
    <style:style style:name="T90" style:family="text">
      <style:text-properties style:font-name="Times New Roman" fo:font-size="10pt" style:font-size-asian="10pt" style:font-size-complex="10pt"/>
    </style:style>
    <style:style style:name="T91" style:family="text">
      <style:text-properties style:font-name="Times New Roman" fo:font-size="10pt" fo:language="en" fo:country="US" style:font-size-asian="10pt" style:font-size-complex="10pt"/>
    </style:style>
    <style:style style:name="T92" style:family="text">
      <style:text-properties style:font-name="Times New Roman" fo:font-size="10pt" fo:language="en" fo:country="US" fo:font-style="italic" style:font-size-asian="10pt" style:font-style-asian="italic" style:font-size-complex="10pt"/>
    </style:style>
    <style:style style:name="T93" style:family="text">
      <style:text-properties style:font-name="Times New Roman" fo:font-size="10pt" fo:language="en" fo:country="GB" fo:font-style="italic" style:font-size-asian="10pt" style:font-style-asian="italic" style:font-size-complex="10pt"/>
    </style:style>
    <style:style style:name="T94" style:family="text">
      <style:text-properties style:font-name="Times New Roman" fo:font-size="10pt" fo:language="it" fo:country="none" style:font-size-asian="10pt" style:font-size-complex="10pt"/>
    </style:style>
    <style:style style:name="T95" style:family="text">
      <style:text-properties style:font-name="Times New Roman" fo:font-size="10pt" fo:language="it" fo:country="none" fo:font-style="italic" style:font-size-asian="10pt" style:font-style-asian="italic" style:font-size-complex="10pt"/>
    </style:style>
    <style:style style:name="T96" style:family="text">
      <style:text-properties style:font-name="ArborWin" fo:font-size="12pt" style:font-size-asian="12pt" style:font-size-complex="12pt"/>
    </style:style>
    <style:style style:name="T97" style:family="text">
      <style:text-properties style:language-asian="it" style:country-asian="IT"/>
    </style:style>
    <style:style style:name="T98" style:family="text">
      <style:text-properties fo:language="en" fo:country="CA"/>
    </style:style>
    <style:style style:name="T99" style:family="text">
      <style:text-properties fo:language="fr" fo:country="FR"/>
    </style:style>
    <style:style style:name="T100" style:family="text">
      <style:text-properties fo:language="fr" fo:country="FR" style:font-weight-complex="bold"/>
    </style:style>
    <style:style style:name="T101" style:family="text">
      <style:text-properties fo:language="fr" fo:country="FR" fo:font-style="italic" style:font-style-asian="italic"/>
    </style:style>
    <style:style style:name="T102" style:family="text">
      <style:text-properties fo:language="fr" fo:country="FR" fo:font-style="italic" style:font-style-asian="italic" style:font-name-complex="Times New Roman1"/>
    </style:style>
    <style:style style:name="T103" style:family="text">
      <style:text-properties fo:language="fr" fo:country="FR" fo:font-style="italic" style:language-asian="it" style:country-asian="IT" style:font-style-asian="italic"/>
    </style:style>
    <style:style style:name="T104" style:family="text">
      <style:text-properties fo:language="pt" fo:country="PT" fo:font-style="italic" style:font-style-asian="italic"/>
    </style:style>
    <style:style style:name="T105" style:family="text">
      <style:text-properties fo:font-size="12pt" fo:language="en" fo:country="GB" style:font-size-asian="12pt"/>
    </style:style>
    <style:style style:name="T106" style:family="text">
      <style:text-properties fo:language="de" fo:country="DE"/>
    </style:style>
    <style:style style:name="T107" style:family="text">
      <style:text-properties fo:language="de" fo:country="DE" style:font-name-complex="Times New Roman1"/>
    </style:style>
    <style:style style:name="T108" style:family="text">
      <style:text-properties fo:language="de" fo:country="DE" fo:font-style="italic" style:font-style-asian="italic" style:font-name-complex="Times New Roman1" style:font-style-complex="italic"/>
    </style:style>
    <style:style style:name="T109" style:family="text">
      <style:text-properties fo:language="de" fo:country="DE" fo:font-style="italic" style:font-name-asian="CMUSerif-Roman-Identity-H" style:language-asian="de" style:country-asian="DE" style:font-style-asian="italic" style:font-name-complex="Times New Roman1" style:language-complex="ar" style:country-complex="SA"/>
    </style:style>
    <style:style style:name="T110" style:family="text">
      <style:text-properties fo:language="de" fo:country="DE" fo:font-style="italic" style:font-name-asian="CMUSerif-Bold-Identity-H" style:language-asian="de" style:country-asian="DE" style:font-style-asian="italic" style:font-name-complex="Times New Roman1" style:language-complex="ar" style:country-complex="SA" style:font-weight-complex="bold"/>
    </style:style>
    <style:style style:name="T111" style:family="text">
      <style:text-properties fo:language="de" fo:country="DE" style:font-name-asian="CMUSerif-Roman-Identity-H" style:language-asian="de" style:country-asian="DE" style:font-name-complex="Times New Roman1" style:language-complex="ar" style:country-complex="SA"/>
    </style:style>
    <style:style style:name="T112" style:family="text">
      <style:text-properties fo:font-style="normal" style:font-style-asian="normal"/>
    </style:style>
    <style:style style:name="T113" style:family="text">
      <style:text-properties style:font-name-asian="CMUSerif-Roman-Identity-H" style:language-asian="de" style:country-asian="DE" style:font-name-complex="Times New Roman1" style:language-complex="ar" style:country-complex="SA"/>
    </style:style>
    <style:style style:name="T114" style:family="text">
      <style:text-properties style:font-weight-complex="bold"/>
    </style:style>
    <style:style style:name="T115" style:family="text">
      <style:text-properties style:font-name-asian="AdvTT5843c571"/>
    </style:style>
    <style:style style:name="T116" style:family="text">
      <style:text-properties style:text-position="super 58%" style:font-name="Times New Roman" fo:font-size="12pt" style:font-size-asian="12pt" style:font-size-complex="12pt"/>
    </style:style>
    <style:style style:name="T117" style:family="text">
      <style:text-properties style:text-position="super 58%" style:font-name="Times New Roman" fo:font-size="12pt" fo:font-style="italic" style:font-size-asian="12pt" style:font-style-asian="italic" style:font-size-complex="12pt"/>
    </style:style>
    <style:style style:name="T118" style:family="text">
      <style:text-properties style:font-style-complex="italic"/>
    </style:style>
    <style:style style:name="T119" style:family="text">
      <style:text-properties style:text-line-through-style="solid" style:text-line-through-type="single"/>
    </style:style>
    <style:style style:name="T120" style:family="text">
      <style:text-properties style:text-line-through-style="solid" style:text-line-through-type="single" style:font-name-asian="AdvTT5843c571"/>
    </style:style>
    <style:style style:name="T121" style:family="text">
      <style:text-properties style:text-line-through-style="solid" style:text-line-through-type="single" style:font-name="Times New Roman" fo:font-size="12pt" style:font-size-asian="12pt" style:font-size-complex="12pt"/>
    </style:style>
    <style:style style:name="T122" style:family="text">
      <style:text-properties fo:font-size="10pt" style:font-size-asian="10pt" style:font-size-complex="10pt"/>
    </style:style>
    <style:style style:name="T123" style:family="text">
      <style:text-properties fo:font-size="10pt" style:font-size-asian="10pt" style:font-name-complex="Times New Roman1" style:font-size-complex="10pt"/>
    </style:style>
    <style:style style:name="T124" style:family="text">
      <style:text-properties fo:font-size="10pt" style:font-size-asian="10pt" style:language-asian="de" style:country-asian="DE" style:font-size-complex="10pt" style:language-complex="ar" style:country-complex="SA"/>
    </style:style>
    <style:style style:name="T125" style:family="text">
      <style:text-properties fo:font-size="10pt" style:font-name-asian="ＭＳ 明朝" style:font-size-asian="10pt" style:language-asian="de" style:country-asian="DE" style:font-name-complex="Times New Roman1" style:font-size-complex="10pt" style:language-complex="ar" style:country-complex="SA"/>
    </style:style>
    <style:style style:name="T126" style:family="text">
      <style:text-properties fo:font-size="10pt" style:font-name-asian="ＭＳ 明朝" style:font-size-asian="10pt" style:language-asian="de" style:country-asian="DE" style:font-name-complex="Times New Roman1" style:font-size-complex="10pt" style:language-complex="ar" style:country-complex="SA" style:font-style-complex="italic"/>
    </style:style>
    <style:style style:name="T127" style:family="text">
      <style:text-properties fo:font-size="10pt" fo:font-style="italic" style:font-name-asian="ＭＳ 明朝" style:font-size-asian="10pt" style:language-asian="de" style:country-asian="DE" style:font-style-asian="italic" style:font-name-complex="Times New Roman1" style:font-size-complex="10pt" style:language-complex="ar" style:country-complex="SA" style:font-weight-complex="bold"/>
    </style:style>
    <style:style style:name="T128" style:family="text">
      <style:text-properties fo:font-size="10pt" fo:font-style="italic" style:font-name-asian="ＭＳ 明朝" style:font-size-asian="10pt" style:language-asian="de" style:country-asian="DE" style:font-style-asian="italic" style:font-name-complex="Times New Roman1" style:font-size-complex="10pt" style:language-complex="ar" style:country-complex="SA" style:font-style-complex="italic"/>
    </style:style>
    <style:style style:name="T129" style:family="text">
      <style:text-properties fo:font-size="10pt" fo:font-weight="bold" style:font-name-asian="ＭＳ 明朝" style:font-size-asian="10pt" style:language-asian="de" style:country-asian="DE" style:font-weight-asian="bold" style:font-name-complex="Times New Roman1" style:font-size-complex="10pt" style:language-complex="ar" style:country-complex="SA" style:font-weight-complex="bold"/>
    </style:style>
    <style:style style:name="T130" style:family="text">
      <style:text-properties fo:font-size="10pt" fo:language="it" fo:country="IT" fo:font-style="italic" style:font-name-asian="ＭＳ 明朝" style:font-size-asian="10pt" style:language-asian="de" style:country-asian="DE" style:font-style-asian="italic" style:font-name-complex="Times New Roman1" style:font-size-complex="10pt" style:language-complex="ar" style:country-complex="SA" style:font-style-complex="italic"/>
    </style:style>
    <style:style style:name="T131" style:family="text">
      <style:text-properties fo:font-size="10pt" fo:language="it" fo:country="IT" fo:font-style="italic" style:font-name-asian="ＭＳ 明朝" style:font-size-asian="10pt" style:language-asian="de" style:country-asian="DE" style:font-style-asian="italic" style:font-name-complex="Times New Roman1" style:font-size-complex="10pt" style:language-complex="ar" style:country-complex="SA" style:font-weight-complex="bold"/>
    </style:style>
    <style:style style:name="T132" style:family="text">
      <style:text-properties fo:font-size="10pt" fo:language="it" fo:country="IT" fo:font-style="italic" style:font-name-asian="ＭＳ 明朝" style:font-size-asian="10pt" style:language-asian="de" style:country-asian="DE" style:font-style-asian="italic" style:font-name-complex="Times New Roman1" style:font-size-complex="10pt" style:language-complex="ar" style:country-complex="SA"/>
    </style:style>
    <style:style style:name="T133" style:family="text">
      <style:text-properties fo:font-size="10pt" fo:language="it" fo:country="IT" style:font-name-asian="ＭＳ 明朝" style:font-size-asian="10pt" style:language-asian="de" style:country-asian="DE" style:font-name-complex="Times New Roman1" style:font-size-complex="10pt" style:language-complex="ar" style:country-complex="SA"/>
    </style:style>
    <style:style style:name="T134" style:family="text">
      <style:text-properties fo:font-size="10pt" fo:language="it" fo:country="IT" fo:font-weight="bold" style:font-name-asian="ＭＳ 明朝" style:font-size-asian="10pt" style:language-asian="de" style:country-asian="DE" style:font-weight-asian="bold" style:font-name-complex="Times New Roman1" style:font-size-complex="10pt" style:language-complex="ar" style:country-complex="SA" style:font-weight-complex="bold"/>
    </style:style>
    <style:style style:name="T135" style:family="text">
      <style:text-properties fo:background-color="#ffffff" loext:char-shading-value="0" style:font-style-complex="italic" loext:padding="0in" loext:border="none"/>
    </style:style>
    <style:style style:name="T136" style:family="text">
      <style:text-properties fo:background-color="#ffffff" loext:char-shading-value="0"/>
    </style:style>
    <style:style style:name="T137" style:family="text">
      <style:text-properties style:language-asian="de" style:country-asian="DE"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Romance </text:span><text:span text:style-name="T3">a</text:span>-phrases and their clitic counterparts: agreement and mismatches</text:p>
      <text:p text:style-name="P1"/>
      <text:p text:style-name="P2"><text:span text:style-name="T11">M. Rita Manzini</text:span></text:p>
      <text:p text:style-name="P2"><text:span text:style-name="T11"><text:s/>Università di Firenze</text:span><text:bookmark text:name="_GoBack"/></text:p>
      <text:p text:style-name="Standard"/>
      <text:p text:style-name="ls_5f_Abstract"><text:span text:style-name="T12">Abstract.</text:span> DOM (Differential Object Marking) arguments in Romance are associated with the ‘a’/dative morphology typical of goal arguments, because both have the same syntactic structure of embedding <text:span text:style-name="T15">(section 1). Clitics do not necessarily share the case alignment of full pronouns/lexical DPs. Indeed clitics and lexical DPs are separately merged each in their domain. The case array may therefore be set differently (section 2). DOM objects give rise to a number of patterns under cliticization, including the standard Spanish one, ‘leismo’ and ‘loismo/laismo’ (the latter typical also of South Italian). This variation depends on the fact that lexical DPs may be associated with DOM though clitics aren’t (standard Spanish, ‘loismo/laismo’) or both may be associated with DOM (‘leismo’) (section 3). </text:span></text:p>
      <text:list xml:id="list466013786" text:style-name="WWNum22">
        <text:list-item>
          <text:p text:style-name="P22">DOM and inherent datives</text:p>
        </text:list-item>
      </text:list>
      <text:p text:style-name="P3">In examples like (1), from a South Italian dialect, the <text:span text:style-name="T3">a</text:span> phrase <text:span text:style-name="T3">a iddu</text:span> ‘(to) him’ is traditionally described as instantiating Differential Object Marking (DOM) when co-occurring with <text:span text:style-name="T3">vi</text:span><text:span text:style-name="T4">ð</text:span><text:span text:style-name="T3">inu</text:span> ‘they see’, and as instantiating a dative goal when co-occurring with <text:span text:style-name="T3">parlanu</text:span> ‘they speak’.<text:span text:style-name="Footnote_20_Symbol"><text:note text:id="ftn1" text:note-class="footnote"><text:note-citation>1</text:note-citation><text:note-body><text:p text:style-name="P41"> DOM is a widespread typology (Bossong 1985) whereby referentially high ranked and low ranked objects have different morphosyntactic realizations. Ranking is determined by notions of animacy/definiteness, hence by a referentiality scale along the lines of the D-hierarchy of Kiparsky (2008). <text:s/></text:p></text:note-body></text:note></text:span> <text:s/>In other words, the morphological similarity is seen to conceal two different underlying syntactic structures.</text:p>
      <text:list xml:id="list563232561" text:style-name="WWNum2">
        <text:list-item>
          <text:p text:style-name="P52">Celle di Bulgheria (Manzini and Savoia 2005)</text:p>
        </text:list-item>
      </text:list>
      <text:p text:style-name="P4"><text:span text:style-name="T29">parlanu/vi</text:span><text:span text:style-name="T4">ð</text:span><text:span text:style-name="T29">inu<text:tab/>a iddu<text:tab/><text:tab/><text:tab/><text:tab/></text:span></text:p>
      <text:p text:style-name="P4"><text:span text:style-name="T38">they.speak/they.see</text:span><text:span text:style-name="T5"> </text:span><text:span text:style-name="T38">to/</text:span><text:span text:style-name="T40">dom</text:span><text:span text:style-name="T38"> him</text:span></text:p>
      <text:p text:style-name="P8">‘They speak to/they see him.’<text:span text:style-name="T3"><text:tab/><text:tab/><text:tab/><text:tab/></text:span></text:p>
      <text:p text:style-name="P3">A few recent generative works argue that the morphological similarity between DOM and dative arguments externalizes a deeper syntactic similarity, specifically in the Romance languages. Torrego (1998) insists that the coincidence of dative and DOM <text:span text:style-name="T3">a</text:span> cannot be accidental, given cross-linguistic evidence such as the coincidence of dative and DOM postpositions in Hindi. More explicitly, Torrego (2010), discussing sentences like (2), provides the structural representation in (3). Thus “agentive verbs such as Spanish <text:span text:style-name="T3">contratar </text:span>‘hire’ also have a hidden Appl selected by the light verb v<text:span text:style-name="T56">DO</text:span>” – in other words <text:span text:style-name="T3">contratar a DP</text:span> is <text:span text:style-name="T2">CAUSE a contract to DP</text:span>. Therefore, “the single animate object of a transitive accusative verb will <text:span text:style-name="T3">always </text:span>be marked with dative morphology, simply because it is dative. The animate object will be in Spec, Appl, hence a Goal/Beneficiary receiving inherent Case from Appl” (Torrego 2010: 462). </text:p>
      <text:list xml:id="list203117488550159" text:continue-numbering="true" text:style-name="WWNum2">
        <text:list-item>
          <text:p text:style-name="P52">Spanish (Torrego 2010)</text:p>
        </text:list-item>
      </text:list>
      <text:p text:style-name="P5"><text:span text:style-name="T29">Han <text:tab/><text:tab/>contratado<text:tab/>*(a) una amiga/Julia/mi amiga.</text:span></text:p>
      <text:p text:style-name="P5"><text:span text:style-name="T38">they.have <text:tab/>hired <text:s/><text:tab/><text:tab/>(to) a friend/Julia/my friend</text:span></text:p>
      <text:p text:style-name="P8">‘They hired a friend/Julia/my friend.’</text:p>
      <text:list xml:id="list203116537523370" text:continue-numbering="true" text:style-name="WWNum2">
        <text:list-item>
          <text:p text:style-name="P52">[<text:span text:style-name="T56">vP</text:span> Agent [<text:span text:style-name="T56">v’</text:span> <text:span text:style-name="T3">v</text:span><text:span text:style-name="T56">DO</text:span> [<text:span text:style-name="T56">ApplP</text:span> <text:span text:style-name="T3">a</text:span> DP [<text:span text:style-name="T56">Appl’ </text:span>Appl <text:span text:style-name="T3">contrato</text:span>]]]]</text:p>
        </text:list-item>
      </text:list>
      <text:p text:style-name="P9"/>
      <text:p text:style-name="P3">Pineda (2016: 359-360) essentially adopts Torrego’s structure for Catalan (4), where the verb can occur either with an <text:span text:style-name="T3">a</text:span> argument (dative) or with a bare argument (accusative). According to Pineda, the case alternation is a parametric choice, independently needed to account for the difference between Romance ditransitives (with dative goals) and English ditransitives (with dative-shift objects)<text:span text:style-name="Footnote_20_Symbol"> </text:span><text:span text:style-name="Footnote_20_Symbol"><text:note text:id="ftn2" text:note-class="footnote"><text:note-citation>2</text:note-citation><text:note-body><text:p text:style-name="P42"> This raises the question why Romance lacks dative shift in ditransitives (see Salles (2016) for what it might look like in some Brazilian Portuguese dialects).<text:span text:style-name="T15"> </text:span>Note that no Appl need be involved in English dative shift, see Kayne (1984), Pesetsky (1995), Harley (2002), Beck and Johnson (2005).</text:p></text:note-body></text:note></text:span><text:s/>(see also Pineda 2014).<text:span text:style-name="Footnote_20_Symbol"> </text:span></text:p>
      <text:list xml:id="list203117089112294" text:continue-numbering="true" text:style-name="WWNum2">
        <text:list-item>
          <text:p text:style-name="P52"><text:soft-page-break/>Catalan (Pineda 2016)</text:p>
        </text:list-item>
      </text:list>
      <text:p text:style-name="P4"><text:span text:style-name="T64">L’Anna <text:tab/>telefona <text:tab/>(a) l’Andreu</text:span></text:p>
      <text:p text:style-name="P10"><text:span text:style-name="T38"><text:tab/>the Anna <text:tab/>phones <text:tab/>(to) the Andreu</text:span></text:p>
      <text:p text:style-name="P3"><text:tab/>‘Anna phones Andreu.’</text:p>
      <text:list xml:id="list203115569916118" text:continue-numbering="true" text:style-name="WWNum2">
        <text:list-item>
          <text:p text:style-name="P52">[<text:span text:style-name="T56">VoiceP</text:span><text:tab/>Agent [<text:span text:style-name="T56">vP</text:span> <text:span text:style-name="T3">v</text:span><text:span text:style-name="T56">DO</text:span> [<text:span text:style-name="T56">ApplP</text:span> (<text:span text:style-name="T3">a</text:span>) DP [<text:span text:style-name="T56">Appl’ </text:span>Appl <text:span text:style-name="T3">telefonata</text:span>]]]]</text:p>
        </text:list-item>
      </text:list>
      <text:p text:style-name="P9"/>
      <text:p text:style-name="P3">Manzini and Savoia (2010), Manzini (2012), Manzini and Franco (2016) reject the idea that Romance languages, or more in general Indo-European languages, have an Appl projection.<text:span text:style-name="Footnote_20_Symbol"> </text:span><text:span text:style-name="Footnote_20_Symbol"><text:note text:id="ftn3" text:note-class="footnote"><text:note-citation>3</text:note-citation><text:note-body><text:p text:style-name="P43"> Their approach goes back to Manzini and Savoia (2005, II: 517), according to whom “prepositional accusatives, like locatives/datives introduced by <text:span text:style-name="T6">a</text:span><text:span text:style-name="T68">, are interpreted in terms of denotational properties fundamentally of a locative type”. Manzini and Savoia (2005) take location to be primitive, while here location is taken to be a derived form of inclusion/possession, see below and especially fn 6. <text:s/></text:span></text:p></text:note-body></text:note></text:span><text:s text:c="2"/>Rather, in these languages relational content is carried directly by adpositions or by dative/oblique case inflections.<text:span text:style-name="Footnote_20_Symbol"><text:note text:id="ftn4" text:note-class="footnote"><text:note-citation>4</text:note-citation><text:note-body><text:p text:style-name="P44"> The theoretical point is that there is no advantage in enforcing what Culicover and Jackendoff (2005) call Interface Uniformity, namely that the same meaning always maps to the same syntactic structure. Interface Uniformity leads to the adoption of complex functional architectures of the cartographic type, which raise issues of evolvability and learnability in the sense of Chomsky et al (to appear).<text:span text:style-name="Footnote_20_Symbol"><text:span text:style-name="T16"> </text:span></text:span></text:p></text:note-body></text:note></text:span> This line of work further individuates the fundamental relational content of <text:span text:style-name="T2">a</text:span>/dative case in the inclusion or part/whole relation <text:span text:style-name="T15">(cf. Belvin and den Dikken 1997)</text:span>, which is taken to underlie inherent and material possession, possession of a mental state (experiencers) and also location (inclusion in location). Otherwise, this approach makes use of the standard idea that transitive predicates are decomposable into two event layers, in the most typical instance a causation event and a result event, and adopts the standard minimalist structuring of the transitive predicate into a v and a V layer. </text:p>
      <text:p text:style-name="P3">On these grounds, Southern Italian examples like (1) are associated with the structure in (6). T<text:span text:style-name="T15">he </text:span><text:span text:style-name="T17">a</text:span><text:span text:style-name="T15"> preposition/dative case, labelled <text:s/></text:span><text:span text:style-name="T72"></text:span><text:span text:style-name="T15">, carries the inclusion/possession content (</text:span><text:span text:style-name="T19">see also Franco and Lorusso, this volume)</text:span><text:span text:style-name="T75">.</text:span> <text:span text:style-name="T15">The two arguments of </text:span><text:span text:style-name="T73"></text:span><text:span text:style-name="T15"> are the pronoun </text:span><text:span text:style-name="T17">him</text:span><text:span text:style-name="T15"> and the VP event – so that the overall interpretation of </text:span><text:span text:style-name="T17">They speak to him</text:span><text:span text:style-name="T15"> is ‘they cause him speech’; and </text:span><text:span text:style-name="T17">They see him</text:span><text:span text:style-name="T15"> is close to ‘they have sight of him’. <text:s/></text:span></text:p>
      <text:list xml:id="list203116435084659" text:continue-numbering="true" text:style-name="WWNum2">
        <text:list-item>
          <text:p text:style-name="P52"><text:tab/><text:tab/>vP</text:p>
        </text:list-item>
      </text:list>
      <text:p text:style-name="P25"><text:span text:style-name="T76"><text:tab/><text:tab/></text:span><text:span text:style-name="T96">wp</text:span></text:p>
      <text:p text:style-name="P25"><text:span text:style-name="T76"><text:tab/><text:tab/>v<text:tab/><text:tab/> <text:s text:c="8"/><text:tab/>VP <text:tab/> </text:span></text:p>
      <text:p text:style-name="P25"><text:span text:style-name="T76"><text:tab/> <text:tab/>CAUS<text:tab/><text:tab/></text:span><text:span text:style-name="T96">wp</text:span></text:p>
      <text:p text:style-name="P25"><text:span text:style-name="T76"><text:tab/><text:tab/><text:tab/><text:tab/>V<text:tab/><text:tab/> <text:s text:c="5"/></text:span><text:span text:style-name="T74"></text:span><text:span text:style-name="T76">P</text:span></text:p>
      <text:p text:style-name="P31"><text:span text:style-name="T78">vi</text:span><text:span text:style-name="T2">ð</text:span><text:span text:style-name="T78">i-<text:tab/><text:tab/></text:span><text:span text:style-name="T96">3</text:span></text:p>
      <text:p text:style-name="P25"><text:span text:style-name="T76"><text:tab/><text:tab/><text:tab/><text:tab/></text:span><text:span text:style-name="T78">parla-<text:tab/><text:tab/></text:span><text:span text:style-name="T74"></text:span><text:span text:style-name="T78"><text:tab/> <text:s text:c="3"/></text:span><text:span text:style-name="T76">D <text:s text:c="2"/><text:tab/> </text:span></text:p>
      <text:p text:style-name="P3"><text:span text:style-name="T26"><text:tab/><text:tab/><text:tab/><text:tab/><text:tab/><text:tab/></text:span><text:span text:style-name="T27">a<text:tab/></text:span><text:span text:style-name="T26"> <text:s text:c="3"/></text:span><text:span text:style-name="T27">iddu</text:span><text:span text:style-name="T26"><text:tab/><text:tab/></text:span></text:p>
      <text:p text:style-name="P3"><text:tab/>In turn, the structure o<text:span text:style-name="T15">f embedding of bare accusative objects is simply as shown in (7). </text:span></text:p>
      <text:list xml:id="list203117349242590" text:continue-numbering="true" text:style-name="WWNum2">
        <text:list-item>
          <text:p text:style-name="P52"><text:s/>Celle di Bulgheria</text:p>
        </text:list-item>
      </text:list>
      <text:p text:style-name="P32"><text:span text:style-name="T76">a.<text:tab/></text:span><text:span text:style-name="T78">camu na fimmina</text:span></text:p>
      <text:p text:style-name="P26"><text:span text:style-name="T76"><text:tab/></text:span><text:span text:style-name="T80">I.call a woman</text:span></text:p>
      <text:p text:style-name="P26"><text:span text:style-name="T80"><text:tab/></text:span><text:span text:style-name="T83">‘I call a woman.’ <text:tab/><text:tab/><text:tab/><text:tab/><text:tab/><text:tab/></text:span></text:p>
      <text:p text:style-name="P3"><text:soft-page-break/><text:s text:c="2"/><text:span text:style-name="T26">b.<text:tab/>… [</text:span><text:span text:style-name="T57">vP</text:span><text:span text:style-name="T26"> CAUS<text:tab/>[</text:span><text:span text:style-name="T57">VP</text:span><text:span text:style-name="T26"> </text:span><text:span text:style-name="T27">camu</text:span><text:span text:style-name="T26"> [</text:span><text:span text:style-name="T57">DP</text:span><text:span text:style-name="T26"> </text:span><text:span text:style-name="T27">na fimmina</text:span><text:span text:style-name="T26">]]]</text:span></text:p>
      <text:p text:style-name="P3"><text:span text:style-name="T15">The most serious problem for the unification of DOM and inherent datives is generally held to be passivization. Objects of </text:span><text:span text:style-name="T17">call</text:span><text:span text:style-name="T15"> in (7) or of </text:span><text:span text:style-name="T17">see</text:span><text:span text:style-name="T15"> in (1) passivize, independently of their referential ranking, hence independently of whether they are associated with structure (6) or with structure (7b) in the active. Objects of </text:span><text:span text:style-name="T17">speak</text:span><text:span text:style-name="T15"> in (1) never passivize. Manzini and Franco (2016) argue that the </text:span><text:span text:style-name="T17">a</text:span><text:span text:style-name="T15"> preposition/dative case with </text:span><text:span text:style-name="T17">speak</text:span><text:span text:style-name="T15"> in (6) is selected by the verb. Under passive, selected dative case must be preserved, barring raising to nominative position. In other words </text:span><text:span text:style-name="T17">John was spoken to</text:span><text:span text:style-name="T15"> would be well-formed but is unavailable in Romance; *</text:span><text:span text:style-name="T17">John was spoken</text:span><text:span text:style-name="T15"> is ungrammatical exactly as in English and for the same reasons (violation of the selection properties of the verb).</text:span></text:p>
      <text:p text:style-name="P3"><text:span text:style-name="T15">On the contrary, the </text:span><text:span text:style-name="T17">a </text:span><text:span text:style-name="T15">preposition/dative case with </text:span><text:span text:style-name="T17">see</text:span><text:span text:style-name="T15"> in (6) is structural, since it depends not on the selection properties of the verb, but on the DOM configuration. More explicitly, I assume that under DOM, a highly ranked referent cannot be embedded as a theme, but must be embedded with a role at least as high as that of possessor/locator of the VP subevent, as schematized in (8). </text:span></text:p>
      <text:list xml:id="list203116466888329" text:continue-numbering="true" text:style-name="WWNum2">
        <text:list-item>
          <text:p text:style-name="P52">DOM </text:p>
        </text:list-item>
      </text:list>
      <text:p text:style-name="P34"><text:span text:style-name="T83">[</text:span><text:span text:style-name="T58">VP</text:span><text:span text:style-name="T83"> V <text:tab/>[*(P</text:span><text:span text:style-name="T74"></text:span><text:span text:style-name="T83">) DP]] <text:tab/> </text:span></text:p>
      <text:p text:style-name="P8"><text:span text:style-name="T15">where DP=1/2P&gt;pronoun&gt;proper name etc.</text:span></text:p>
      <text:p text:style-name="P3"><text:span text:style-name="T15">According to Manzini and Franco, passive voids the context for the application of DOM, since the internal argument is raised out of its VP-internal position to [Spec, IP]. Therefore, no </text:span><text:span text:style-name="T72"></text:span><text:span text:style-name="T15"> preposition or case need be present in the derivation, and passivization is well-formed.</text:span><text:span text:style-name="T97"> <text:s/></text:span></text:p>
      <text:p text:style-name="P3"><text:span text:style-name="T97">An important point made by Pineda (2016) is that given the identical structural realization of DOM and inherent datives, one may expect that some inherent datives are reanalyzed as DOM and end up being passivized. Apulian varieties like (9) are a case in point (see Loporcaro 1988, Ledgeway 2000 for independent attestations). This kind of reanalysis further supports the unification of DOM and inherent datives. <text:s/></text:span></text:p>
      <text:list xml:id="list203117382361288" text:continue-numbering="true" text:style-name="WWNum2">
        <text:list-item>
          <text:p text:style-name="P52">Minervino Murge</text:p>
        </text:list-item>
      </text:list>
      <text:p text:style-name="P33"><text:span text:style-name="T83">a.<text:tab/></text:span><text:span text:style-name="T84">jaɟɟə <text:tab/>skrittə <text:tab/>a jiddə</text:span></text:p>
      <text:p text:style-name="P25"><text:span text:style-name="T83"><text:tab/>I.have<text:tab/>written<text:tab/>to him</text:span></text:p>
      <text:p text:style-name="P3"><text:span text:style-name="T15"><text:tab/>‘I have written to him.’</text:span></text:p>
      <text:p text:style-name="P25"><text:span text:style-name="T80"><text:s text:c="2"/></text:span><text:span text:style-name="T76">b.<text:tab/></text:span><text:span text:style-name="T78">jiddə <text:tab/>jɛ <text:tab/>statə <text:tab/>skrittə <text:tab/>(da la suərə)</text:span></text:p>
      <text:p text:style-name="P25"><text:span text:style-name="T76"><text:tab/></text:span><text:span text:style-name="T83">he<text:tab/>is<text:tab/>been <text:tab/>written (by the sister)</text:span></text:p>
      <text:p text:style-name="P25"><text:span text:style-name="T83"><text:tab/>‘He has been written to by his sister.’</text:span></text:p>
      <text:p text:style-name="P27"/>
      <text:p text:style-name="P3">In what follows, I concentrate on a classical empirical aspect of the discussion of Romance DOM/dative arguments, namely the clitics that double or pronominalize them. Note that I will not be discussing the conditions under which clitic doubling is possible or necessary; my topic is just the morphological form of the clitics that double/pronominalize DOM and inherent datives. In addressing this matter, I adopt one of the two frameworks laid out above, namely the Relator P one, rather than the Appl one. One reason is that adopting an abstract Appl projection for languages that manifestly have no applicative morphology introduces considerable structural complexity. Everything else equal, it is simpler to hold that the <text:span text:style-name="T3">a</text:span> preposition, or the dative case, are elements endowed with semantic content, supporting the inclusion/possession predication. Whether there is a way of stating the conclusions of sections 2-3 in Appl terms or not remains an open question.</text:p>
      <text:p text:style-name="P54"><text:span text:style-name="T98">2.<text:tab/>Clitics and full DPs may be associated with different case arrays </text:span></text:p>
      <text:p text:style-name="P3"><text:span text:style-name="T15">Manzini and Savoia (2014) find that in Albanian varieties, the case array of 1/2P pronouns does not match that of lexical DPs or 3P pronouns. Thus lexical DPs and 3P pronouns distinguish a nominative, an accusative and an oblique (dative/ablative) case. On the other hand, 1/2P pronouns distinguish the nominative case from an objective case that encompasses accusative and dative contexts, as well as an ablative case. In the examples in (10a-b) the first object of </text:span><text:span text:style-name="T17">see </text:span><text:span text:style-name="T15">and the second object of </text:span><text:span text:style-name="T17">give</text:span><text:span text:style-name="T15"> are lexicalized by the same 1/2P pronoun, while the prepositional object has a separate ablative form in (10c). This contrast with the two distinct forms of the 3P pronoun in (10a) and (10b), accusative and oblique respectively; the latter also occurs in the prepositional object position in (10c). <text:s/></text:span></text:p>
      <text:list xml:id="list203116865598055" text:continue-numbering="true" text:style-name="WWNum2">
        <text:list-item>
          <text:p text:style-name="P52">Shkodër, Albanian (Manzini and Savoia 2014)</text:p>
        </text:list-item>
      </text:list>
      <text:p text:style-name="P14"><text:span text:style-name="T100">a.</text:span><text:span text:style-name="T99"><text:tab/></text:span><text:span text:style-name="T28">ɛ</text:span><text:span text:style-name="T101">/m</text:span><text:span text:style-name="T102">ə</text:span><text:span text:style-name="T101">/na <text:s/><text:tab/><text:tab/></text:span><text:span text:style-name="T102">ʃɔ</text:span><text:span text:style-name="T101">fin<text:tab/> <text:s/>at</text:span><text:span text:style-name="T28">ɛ</text:span><text:span text:style-name="T101">/mu/ne</text:span><text:span text:style-name="T103"> <text:tab/></text:span></text:p>
      <text:p text:style-name="P12"><text:soft-page-break/><text:span text:style-name="T99"><text:tab/></text:span><text:span text:style-name="T41">3sg.acc/1sg/1pl</text:span><text:span text:style-name="T99"> <text:s/><text:tab/>see.</text:span><text:span text:style-name="T41">3pl</text:span><text:span text:style-name="T99"> </text:span><text:span text:style-name="T41">3sg.acc/1sg.obl/1pl.obl</text:span></text:p>
      <text:p text:style-name="P3"><text:span text:style-name="T99"><text:tab/></text:span>‘They see him/me/us.’</text:p>
      <text:p text:style-name="P12"><text:span text:style-name="T20"><text:s text:c="2"/></text:span><text:span text:style-name="T33">b.</text:span><text:span text:style-name="T26"><text:tab/></text:span><text:span text:style-name="T27">j/m/n <text:tab/><text:tab/><text:tab/>a <text:tab/>japin<text:tab/><text:tab/>atii/mu/ne</text:span></text:p>
      <text:p text:style-name="P12"><text:span text:style-name="T26"><text:s text:c="6"/><text:tab/></text:span><text:span text:style-name="T42">3sg.obl/1sg/1pl</text:span><text:span text:style-name="T26"> </text:span><text:span text:style-name="T42">3sg.acc</text:span><text:span text:style-name="T26"> give.</text:span><text:span text:style-name="T42">3pl</text:span><text:span text:style-name="T26"> <text:s/></text:span><text:span text:style-name="T42">3sg.obl/1sg.obl/1pl.obl</text:span></text:p>
      <text:p text:style-name="P3"><text:span text:style-name="T26"><text:tab/></text:span>‘They give it to him/me/us.’</text:p>
      <text:p text:style-name="P12"><text:s text:c="2"/>c.<text:tab/><text:span text:style-name="T2">pɾei</text:span><text:span text:style-name="T104">/</text:span><text:span text:style-name="T2">poʃt/para <text:s text:c="2"/><text:tab/>mej</text:span><text:span text:style-name="T4">ɛ</text:span><text:span text:style-name="T2">t/n</text:span><text:span text:style-name="T4">ɛ</text:span><text:span text:style-name="T2">ʃ/atii</text:span></text:p>
      <text:p text:style-name="P7">from/behind/before<text:span text:style-name="T39"> 1sg.loc/1pl.loc/3sg.obl</text:span></text:p>
      <text:p text:style-name="P3"><text:tab/>‘from/behind/before him/me/us’</text:p>
      <text:p text:style-name="P3">Data of the type in (10) are traditionally dismissed in descriptive accounts as instances of morphological irregularity. In these terms, Albanian has a four case system (nominative, accusative, oblique, ablative) – and while 3P displays dative/ablative syncretism, 1/2P displays accusative/dative syncretism. However, still following Manzini and Savoia (2014), there is a different way of looking at the pattern in (10). Despite the fact that Albanian is not usually recognized as a DOM language, the 1/2P case system could depend from the fact that 1/2P pronouns are in fact subject to DOM.<text:span text:style-name="Footnote_20_Symbol"><text:span text:style-name="T105"> </text:span></text:span><text:span text:style-name="Footnote_20_Symbol"><text:note text:id="ftn5" text:note-class="footnote"><text:note-citation>5</text:note-citation><text:note-body><text:p text:style-name="P46"><text:span text:style-name="T15">This way of looking at things presupposes that 1/2P vs 3P is an independently attested referential cut for the application of DOM. Center-South Italian varieties provided independent evidence that this is so, as in (i).</text:span></text:p><text:p text:style-name="P36"><text:span text:style-name="T90">(i)Colledimacine (Manzini and Savoia 2005)</text:span></text:p><text:p text:style-name="P36"><text:span text:style-name="T91">a.<text:tab/></text:span><text:span text:style-name="T92">a <text:tab/>camat</text:span><text:span text:style-name="T93">ə</text:span><text:span text:style-name="T92"> a mme/a nnu</text:span><text:span text:style-name="T91"><text:tab/><text:tab/></text:span></text:p><text:p text:style-name="P37"><text:span text:style-name="T91">he.has<text:tab/>called<text:tab/></text:span><text:span text:style-name="T43">dom</text:span><text:span text:style-name="T91"> me/</text:span><text:span text:style-name="T43">dom</text:span><text:span text:style-name="T91"> us</text:span></text:p><text:p text:style-name="P37"><text:span text:style-name="T91">‘He called me/us.’</text:span></text:p><text:p text:style-name="P25"><text:span text:style-name="T91"><text:s text:c="7"/>b.<text:tab/></text:span><text:span text:style-name="T92">a <text:tab/>camatə frattə tiə/kwiʎʎə</text:span><text:span text:style-name="T91"><text:tab/><text:tab/></text:span></text:p><text:p text:style-name="P37"><text:span text:style-name="T91">he.has<text:tab/>called <text:tab/>brother yours/ him <text:tab/></text:span></text:p><text:p text:style-name="P45">‘He called him/my brother.’<text:span text:style-name="T2"><text:tab/></text:span> </text:p></text:note-body></text:note></text:span><text:span text:style-name="Footnote_20_Symbol"><text:s/></text:span><text:s/>Recall that in the South Italian and Ibero-Romance languages in section 1, or in Hindi as quoted by Torrego (1998), DOM takes the form of dativization. The fact that the context in (10a) displays dative forms, exactly like the context in (10b), can then be construed as indicating that 1/2P pronouns are DOMed where DOM takes the form of dativization/obliquization.<text:span text:style-name="Footnote_20_Symbol"><text:note text:id="ftn6" text:note-class="footnote"><text:note-citation>6</text:note-citation><text:note-body><text:p text:style-name="P47"><text:span text:style-name="Texto_20_nota_20_pie_20_Car"> The dative realization of DOM is found not only in the Italic/Romance family and in the Indo-Aryan family, but also in the Iranian family, for instance in the Vafsi language, as well as in Armenian (Manzini and Franco 2016). Importantly, Romance </text:span><text:span text:style-name="Texto_20_nota_20_pie_20_Car"><text:span text:style-name="T2">a</text:span></text:span><text:span text:style-name="Texto_20_nota_20_pie_20_Car"> also introduces location/direction, as does the Hindi dative/DOM postposition -</text:span><text:span text:style-name="Texto_20_nota_20_pie_20_Car"><text:span text:style-name="T2">ko</text:span></text:span><text:span text:style-name="Texto_20_nota_20_pie_20_Car">. </text:span>This provides a bridge with the other major descriptive strategy of DOM marking in Indo-European, roughly a locative one. Thus in Eastern Romance (Romanian), where dative is inflectional, DOM takes the form of prepositional marking by locative <text:span text:style-name="T3">pe</text:span>; Persian <text:span text:style-name="T3">-ro</text:span> is also a directional. <text:s/>The common lexicalization of dative and locative, as seen in Romance <text:span text:style-name="T3">a</text:span>, Hindi -<text:span text:style-name="T3">ko</text:span>, is accounted for by Franco and Manzini (2017) by treating locative as a specialization of the inclusion relation, roughly inclusion in location. Following this line of argumentation to its logical conclusion, DOM in Indo-European languages would seem to involve the embedding of highly ranked referents under the <text:span text:style-name="T72"></text:span> relator without exception.</text:p></text:note-body></text:note></text:span><text:tab/></text:p>
      <text:p text:style-name="P3">Recall that I am interested in the reflexes of DOM and inherent dative on the clitic system. <text:span text:style-name="Texto_20_de_20_cuerpo_20_Car"><text:span text:style-name="T21">Several properties distinguish 1/2P clitics from 3P clitics in Romance, which I will illustrate just with Italian. From the table in (11) it is evident that 3P clitics are differentiated by gender (masculine/feminine) and by case (accusative/dative) – but 1/2P are insensitive to either distinction, as in (12).</text:span></text:span></text:p>
      <text:list xml:id="list203116344247780" text:continue-numbering="true" text:style-name="WWNum2">
        <text:list-item>
          <text:p text:style-name="P52"><text:span text:style-name="Texto_20_de_20_cuerpo_20_Car"><text:span text:style-name="T62"><text:tab/><text:tab/></text:span></text:span><text:span text:style-name="T39">acc.m <text:tab/>acc.f <text:tab/><text:tab/>dat.m</text:span><text:span text:style-name="T50"> <text:tab/>dat.f</text:span></text:p>
        </text:list-item>
      </text:list>
      <text:p text:style-name="P35"><text:span text:style-name="T45">3sg</text:span><text:span text:style-name="T76"><text:tab/><text:tab/></text:span><text:span text:style-name="T78">lo <text:tab/><text:tab/>la <text:tab/><text:tab/>gli <text:tab/><text:tab/>le</text:span><text:span text:style-name="T76"> <text:tab/></text:span></text:p>
      <text:p text:style-name="P8"><text:span text:style-name="T42">3pl</text:span><text:span text:style-name="T26"><text:tab/><text:tab/></text:span><text:span text:style-name="T27">li <text:tab/><text:tab/>le <text:tab/><text:tab/>loro</text:span><text:span text:style-name="T26"> <text:s/></text:span></text:p>
      <text:list xml:id="list203116646732879" text:continue-numbering="true" text:style-name="WWNum2">
        <text:list-item>
          <text:p text:style-name="P52"><text:span text:style-name="Texto_20_de_20_cuerpo_20_Car"><text:span text:style-name="T51">1sg</text:span></text:span><text:span text:style-name="Texto_20_de_20_cuerpo_20_Car"><text:span text:style-name="T62"><text:tab/><text:tab/></text:span></text:span><text:span text:style-name="Texto_20_de_20_cuerpo_20_Car"><text:span text:style-name="T63">mi</text:span></text:span></text:p>
        </text:list-item>
      </text:list>
      <text:p text:style-name="P35"><text:span text:style-name="Texto_20_de_20_cuerpo_20_Car"><text:span text:style-name="T51">2sg</text:span></text:span><text:span text:style-name="Texto_20_de_20_cuerpo_20_Car"><text:span text:style-name="T62"><text:tab/><text:tab/></text:span></text:span><text:span text:style-name="Texto_20_de_20_cuerpo_20_Car"><text:span text:style-name="T63">ti</text:span></text:span></text:p>
      <text:p text:style-name="P35"><text:span text:style-name="Texto_20_de_20_cuerpo_20_Car"><text:span text:style-name="T51">1pl</text:span></text:span><text:span text:style-name="Texto_20_de_20_cuerpo_20_Car"><text:span text:style-name="T62"><text:tab/><text:tab/></text:span></text:span><text:span text:style-name="Texto_20_de_20_cuerpo_20_Car"><text:span text:style-name="T63">ci</text:span></text:span></text:p>
      <text:p text:style-name="P8"><text:span text:style-name="Texto_20_de_20_cuerpo_20_Car"><text:span text:style-name="T51">2pl</text:span></text:span><text:span text:style-name="Texto_20_de_20_cuerpo_20_Car"><text:span text:style-name="T62"><text:tab/><text:tab/></text:span></text:span><text:span text:style-name="Texto_20_de_20_cuerpo_20_Car"><text:span text:style-name="T63">vi</text:span></text:span></text:p>
      <text:p text:style-name="P3"><text:span text:style-name="T15">As already discussed for Albanian, t</text:span>he classical approach to asymmetries like those in (12) between 1/2P and 3P clitics is to postulate a single underlying <text:span text:style-name="T38">φ</text:span>-features and case system, namely a system rich enough to be able to account for 3P – and to assume that morphological mechanisms are responsible for the surface syncretisms observed in 1/2P. <text:span text:style-name="T15">Note however that t</text:span>he different morphological make-up in (11)-(12) correlates with a different positioning in the clitic string. Thus 1/2P clitics have the same position as 3P dative clitics in dative contexts such as (13a). However, in (13b) it can be seen that the 3P accusative follows the locative clitic; the 1/2P clitic precedes it, as in (13c). This means that dative and accusative 1/2P clitics are not distinguished syntactically.</text:p>
      <text:list xml:id="list203117418531509" text:continue-numbering="true" text:style-name="WWNum2">
        <text:list-item>
          <text:p text:style-name="P52"><text:s/>Italian</text:p>
        </text:list-item>
      </text:list>
      <text:p text:style-name="P32"><text:span text:style-name="T86">a.<text:tab/></text:span><text:span text:style-name="T87">(Sulla ferita) <text:tab/>gli/mi<text:tab/><text:tab/>ci <text:tab/>mette la pomata</text:span></text:p>
      <text:p text:style-name="P26"><text:span text:style-name="T86"><text:tab/>on.the wound <text:tab/></text:span><text:span text:style-name="T46">3dat/1sg <text:tab/>loc</text:span><text:span text:style-name="T86"> <text:tab/>put.</text:span><text:span text:style-name="T46">3sg</text:span><text:span text:style-name="T86"> the pomade</text:span></text:p>
      <text:p text:style-name="P3"><text:soft-page-break/><text:span text:style-name="T106"><text:tab/>‘He put the pomade on my/his wound.’</text:span></text:p>
      <text:p text:style-name="P26"><text:span text:style-name="T86"><text:s text:c="2"/>b.<text:tab/></text:span><text:span text:style-name="T87">Mi<text:tab/>ci <text:tab/>mette <text:tab/>vicino</text:span></text:p>
      <text:p text:style-name="P26"><text:span text:style-name="T86"><text:tab/></text:span><text:span text:style-name="T46">1sg<text:tab/>loc</text:span><text:span text:style-name="T86"><text:tab/>put.</text:span><text:span text:style-name="T46">3sg</text:span><text:span text:style-name="T86"> </text:span><text:span text:style-name="T76">close</text:span></text:p>
      <text:p text:style-name="P3"><text:span text:style-name="T26"><text:tab/></text:span>‘He puts me close to there.’</text:p>
      <text:p text:style-name="P26"><text:span text:style-name="T80"><text:s text:c="2"/></text:span><text:span text:style-name="T76">c.<text:tab/></text:span><text:span text:style-name="T78">Ce<text:tab/>lo<text:tab/>mette <text:tab/>vicino</text:span></text:p>
      <text:p text:style-name="P26"><text:span text:style-name="T76"><text:tab/></text:span><text:span text:style-name="T45">loc<text:tab/>3sg</text:span><text:span text:style-name="T76"> <text:tab/>put.</text:span><text:span text:style-name="T45">3sg</text:span><text:span text:style-name="T76"> close</text:span></text:p>
      <text:p text:style-name="P3"><text:span text:style-name="T26"><text:tab/></text:span>‘He puts it/him close to there.’</text:p>
      <text:p text:style-name="P3">There is a third phenomenon with respect to which 1/2P and 3P clitics differ, besides different morphological make-up (11)-(12) and different positioning (13). As shown by Kayne (1989), in Italian (French, etc.) perfect participles agree with D(P) complements placed to their left, hence with accusative clitics. This is illustrated in (14a); the 3P feminine accusative clitic cannot co-occur with a masculine inflection on the participle. By contrast, 3P dative clitics do not agree with the perfect participle, as in (14b); the latter must surface in the (default) masculine form, even if the clitic is overtly feminine.</text:p>
      <text:list xml:id="list203115703747816" text:continue-numbering="true" text:style-name="WWNum2">
        <text:list-item>
          <text:p text:style-name="P52">Italian</text:p>
        </text:list-item>
      </text:list>
      <text:p text:style-name="P15"><text:span text:style-name="T107">a.<text:tab/></text:span><text:span text:style-name="T108">La <text:tab/><text:tab/>ha <text:tab/><text:tab/>aiutata/*aiutato</text:span><text:span text:style-name="T107"> <text:tab/><text:tab/></text:span></text:p>
      <text:p text:style-name="P10"><text:span text:style-name="T107"><text:tab/></text:span><text:span text:style-name="T53">3.mpl.acc</text:span><text:span text:style-name="T107"><text:tab/>has</text:span><text:span text:style-name="T106">.</text:span><text:span text:style-name="T52">3sg</text:span><text:span text:style-name="T106"> </text:span><text:span text:style-name="T107"><text:s/><text:tab/>helped-</text:span><text:span text:style-name="T53">fsg/</text:span><text:span text:style-name="T107">helped</text:span><text:span text:style-name="T53">-msg</text:span><text:span text:style-name="T107"> </text:span></text:p>
      <text:p text:style-name="P3"><text:span text:style-name="T106"><text:tab/>‘He helped her.’</text:span></text:p>
      <text:p text:style-name="P10"><text:span text:style-name="T107"><text:s text:c="3"/>b.<text:tab/></text:span><text:span text:style-name="T108">Le <text:s text:c="2"/><text:tab/><text:tab/>ha <text:tab/><text:tab/>parlato/*parlata</text:span><text:span text:style-name="T107"><text:tab/><text:tab/></text:span></text:p>
      <text:p text:style-name="P10"><text:span text:style-name="T107"><text:tab/></text:span><text:span text:style-name="T53">3.fsg.dat</text:span><text:span text:style-name="T107"><text:tab/>has</text:span><text:span text:style-name="T106">.</text:span><text:span text:style-name="T52">3sg</text:span><text:span text:style-name="T106"> </text:span><text:span text:style-name="T107"><text:s/><text:tab/>talked-</text:span><text:span text:style-name="T53">msg/</text:span><text:span text:style-name="T107">talked</text:span><text:span text:style-name="T53">-fsg</text:span></text:p>
      <text:p text:style-name="P3"><text:tab/>‘He talked to him/her.’<text:tab/></text:p>
      <text:p text:style-name="P53"><text:span text:style-name="T15">Accusative 1/2P clitics may agree with the perfect participle, as illustrated in (15a). However, lack of agreement is also possible in (15a), leading to the masculine singular form of the participle. Agreement is impossible with 1/2P clitics in dative contexts in (14b).</text:span></text:p>
      <text:p text:style-name="P51"/>
      <text:list xml:id="list203117624422144" text:continue-numbering="true" text:style-name="WWNum2">
        <text:list-item>
          <text:p text:style-name="P52">Italian</text:p>
        </text:list-item>
      </text:list>
      <text:p text:style-name="P53">a.<text:tab/><text:span text:style-name="T65">Mi/ti <text:s text:c="2"/><text:tab/>ha <text:tab/><text:tab/>aiutata/aiutato</text:span></text:p>
      <text:p text:style-name="P10"><text:span text:style-name="T66"><text:tab/></text:span><text:span text:style-name="T40">1sg/2sg</text:span><text:span text:style-name="T38"><text:tab/>has</text:span><text:span text:style-name="T40">.3sg</text:span><text:span text:style-name="T38"> <text:s/><text:tab/>helped</text:span><text:span text:style-name="T40">-fsg/</text:span><text:span text:style-name="T38">helped</text:span><text:span text:style-name="T40">-msg</text:span></text:p>
      <text:p text:style-name="P3"><text:tab/>‘He helped me(f.)/you(f.).’</text:p>
      <text:p text:style-name="P10"><text:soft-page-break/><text:span text:style-name="T38"><text:s text:c="2"/></text:span><text:span text:style-name="T34">b.<text:tab/></text:span><text:span text:style-name="T65">Mi/ti <text:s text:c="2"/></text:span><text:span text:style-name="T29"><text:s text:c="3"/><text:tab/>ha <text:tab/><text:tab/>parlato/*parlata</text:span></text:p>
      <text:p text:style-name="P10"><text:span text:style-name="T34"><text:tab/></text:span><text:span text:style-name="T40">1sg/2sg</text:span><text:span text:style-name="T38"><text:tab/>has</text:span><text:span text:style-name="T40">.3sg</text:span><text:span text:style-name="T38"> <text:s/><text:tab/>spoken</text:span><text:span text:style-name="T40">-msg/</text:span><text:span text:style-name="T38">spoken</text:span><text:span text:style-name="T40">-fsg</text:span></text:p>
      <text:p text:style-name="P3"><text:tab/>‘He spoke to me(f.)/you(f.).’</text:p>
      <text:p text:style-name="P3"><text:span text:style-name="T98">In short, notionally accusative 1/2P clitics in (15a) may behave like dative clitics (irrespective of Person) in not triggering perfect participle agreement. Importantly, if the intrinsic features of 1/2P pronouns, such as the lack of overt gender, were at stake, </text:span><text:span text:style-name="T15">we would expect them to always display optional agreement. However, agreement is obligatory in contexts where the 1/2P pronoun has been moved to subject position as in (16). This supports the view that the optionality of 1/2P object agreement depends not on the intrinsic features of the 1/2P forms, but </text:span>rather on their structure of embedding.</text:p>
      <text:list xml:id="list203117509135516" text:continue-numbering="true" text:style-name="WWNum2">
        <text:list-item>
          <text:p text:style-name="P52">Italian</text:p>
        </text:list-item>
      </text:list>
      <text:p text:style-name="P25"><text:span text:style-name="T80"><text:s text:c="3"/><text:tab/></text:span><text:span text:style-name="T78">(Io)<text:tab/>sono <text:tab/><text:tab/>arrivata/*arrivato</text:span></text:p>
      <text:p text:style-name="P25"><text:span text:style-name="T80"><text:tab/></text:span><text:span text:style-name="T47">1sg</text:span><text:span text:style-name="T80"><text:tab/>be.</text:span><text:span text:style-name="T47">1sf </text:span><text:span text:style-name="T80"><text:tab/>arrived</text:span><text:span text:style-name="T47">-fsg/-msg</text:span></text:p>
      <text:p text:style-name="P3"><text:tab/>‘I(f.) have arrived.’</text:p>
      <text:p text:style-name="P3">Let us then go back to what is traditionally construed as the accusative/dative syncretism of Italian 1/2P object clitics in (12). <text:s/>Suppose that this syncretism is more properly described as 1/2P clitics having an oblique (dative) but not an accusative form. The next step of the analysis is the observation that obliquization and specifically dativization of highly ranked referents characterizes DOM in Indo-European languages and specifically in Romance (cf. also fn 5). <text:s/>If so, one may reasonably surmise that what appear to be idiosyncratic morphological properties of 1/2P clitics in Italian are in reality due to the fact that Italian 1/2P clitics undergo DOM. </text:p>
      <text:p text:style-name="P3">Under this analysis, the optionality of agreement with 1/2P clitics in (15) replicates at a smaller scale a well-known independent parameter concerning the optionality of agreement with DOM objects. Given a language where DP objects agree with the verb and inherent datives do not, in principle two configurations may arise with DOM datives, as indicated in (17).</text:p>
      <text:list xml:id="list203116640923778" text:continue-numbering="true" text:style-name="WWNum2">
        <text:list-item>
          <text:p text:style-name="P52">Object agreement configurations with DOM arguments </text:p>
        </text:list-item>
      </text:list>
      <text:p text:style-name="P33"><text:span text:style-name="T83">a.<text:tab/>DOM arguments, like object DPs, agree with the verb</text:span></text:p>
      <text:p text:style-name="P38"><text:span text:style-name="T83">b.<text:tab/>DOM arguments, like inherent datives, do not agree with the verb</text:span></text:p>
      <text:p text:style-name="P28"/>
      <text:p text:style-name="P3"><text:span text:style-name="T15">Indo-Aryan languages verify the existence of both patterns in (17)</text:span><text:span text:style-name="Emphasis"><text:span text:style-name="T112">.</text:span></text:span><text:span text:style-name="Emphasis"> </text:span><text:span text:style-name="T15">These languages present agreement of the perfect participle with the internal argument, for instance in Punjabi (18a), where the internal argument is absolutive and the external argument ergative. Furthermore, they are characterized by DOM, generally opposing animates/humans to inanimates/non-humans, realized by means of a postposition, which in Punjabi is -</text:span><text:span text:style-name="T17">nu</text:span><text:span text:style-name="T15">, as in (18b). What is relevant here is that the DOM object in (18b) does not agree with the perfect participle, which shows up in </text:span>the masculine singular (similarly in Hindi).</text:p>
      <text:list xml:id="list203117306353452" text:continue-numbering="true" text:style-name="WWNum2">
        <text:list-item>
          <text:p text:style-name="P52"><text:span text:style-name="T98">Punjabi</text:span> (Manzini et al. 2015)</text:p>
        </text:list-item>
      </text:list>
      <text:p text:style-name="P16"><text:span text:style-name="T107">a.<text:tab/></text:span><text:span text:style-name="T109">o-ne <text:tab/><text:tab/>kutt-</text:span><text:span text:style-name="T110">e <text:tab/><text:tab/></text:span><text:span text:style-name="T109">peddʒ-</text:span><text:span text:style-name="T110">e</text:span></text:p>
      <text:p text:style-name="P6"><text:span text:style-name="T111">s/he-</text:span><text:span text:style-name="T54">erg</text:span><text:span text:style-name="T111"> <text:tab/>dog-</text:span><text:span text:style-name="T54">mpl</text:span><text:span text:style-name="T111"> <text:tab/>send.</text:span><text:span text:style-name="T54">perf-mpl</text:span><text:span text:style-name="T111"> </text:span></text:p>
      <text:p text:style-name="P35"><text:span text:style-name="T88">‘S/he sent the dogs.’</text:span><text:span text:style-name="T86"> <text:s/></text:span></text:p>
      <text:p text:style-name="P11"><text:span text:style-name="T107"><text:s text:c="2"/>b.<text:tab/></text:span><text:span text:style-name="T110">mɛː <text:tab/></text:span><text:span text:style-name="T109">o-nu/una-nu <text:tab/><text:tab/><text:tab/>dekkh-ea</text:span></text:p>
      <text:p text:style-name="P6"><text:span text:style-name="T111">I <text:tab/>s/he</text:span><text:span text:style-name="T52">-dom</text:span><text:span text:style-name="T111">/they</text:span><text:span text:style-name="T52">-dom</text:span><text:span text:style-name="T106"><text:tab/><text:tab/></text:span><text:span text:style-name="T111">see.</text:span><text:span text:style-name="T52">perf-msg</text:span></text:p>
      <text:p text:style-name="P3"><text:soft-page-break/><text:span text:style-name="T106"><text:tab/>‘I saw him/her/them.’ </text:span></text:p>
      <text:p text:style-name="P3"><text:span text:style-name="T106">In other Indo-Aryan languages, DOM </text:span><text:span text:style-name="T98">objects, also realized by an oblique postposition, agree with the perfect participle exactly as absolutive objects do </text:span><text:span text:style-name="Emphasis"><text:span text:style-name="T112">(Masica 1991: 342)</text:span></text:span><text:span text:style-name="T98">. Thus i</text:span><text:span text:style-name="T15">n Marwari/Rajasthani the perfect participle always agrees with the object, whether it is DOM or not. In (19) I illustrate just agreement of the perfect participle with DOM objects (-</text:span><text:span text:style-name="T17">nai</text:span><text:span text:style-name="T15">).</text:span></text:p>
      <text:list xml:id="list203116068386269" text:continue-numbering="true" text:style-name="WWNum2">
        <text:list-item>
          <text:p text:style-name="P52">Rajasthani (Khokhlova 2002)</text:p>
        </text:list-item>
      </text:list>
      <text:p text:style-name="P39"><text:span text:style-name="T87">raawaN <text:tab/>giitaa-nai<text:tab/>maarii<text:tab/><text:tab/>hai</text:span></text:p>
      <text:p text:style-name="P25"><text:span text:style-name="T86"><text:tab/>Rawan</text:span><text:span text:style-name="T46">.m</text:span><text:span text:style-name="T86"> <text:tab/>Gita.</text:span><text:span text:style-name="T46">f-dom</text:span><text:span text:style-name="T86"> <text:tab/>beat.</text:span><text:span text:style-name="T46">perf.f</text:span><text:span text:style-name="T86"> <text:s/><text:tab/>be.</text:span><text:span text:style-name="T46">pres.3sg</text:span></text:p>
      <text:p text:style-name="P3"><text:span text:style-name="T106"><text:tab/></text:span><text:span text:style-name="T15">‘Rawan beat Gita’</text:span></text:p>
      <text:p text:style-name="P3">Recall that if the present line of reasoning is correct, it is not possible to explain the 1/2P clitic paradigm in Italian in terms of morphological idiosyncrasy. Rather, 1/2P clitics are subject to the DOM constraint, hence they are externalized by oblique case. This in turn predicts two possible grammars for object agreement, given (17). In one grammar, object agreement characterize direct and DOM objects; in the alternative grammar agreement is restricted to direct objects. Given the Indo-Aryan data, we can safely conclude that nothing stands in the way of analysing Romance 1/2P clitics as subject to the DOM constraint (rather than as displaying the accusative/dative morphological syncretism) – and that this treatment may actually be advantageous in understanding their optional agreement. </text:p>
      <text:p text:style-name="P3">In conclusion, clitics can be associated with a case array not matching that of lexical DPs/full pronouns, exactly like full pronouns may have a case alignment different from that of lexical DPs.<text:span text:style-name="Footnote_20_Symbol"> </text:span><text:span text:style-name="Footnote_20_Symbol"><text:note text:id="ftn7" text:note-class="footnote"><text:note-citation>7</text:note-citation><text:note-body><text:p text:style-name="P48"> As an anonymous reviewer notes, the framework I adopt leads one to expect that there could be other case mismatches between DPs and the clitics that pronominalize (or perhaps double) them, within the boundaries imposed by UG. For instance, the anonymous reviewer notices that in French dative clitics are often reported to have wider distribution than <text:span text:style-name="T2">à</text:span> phrases, in causatives <text:span text:style-name="T75">(see Sheehan, this volume)</text:span> and in benefactives/malefactives. A banal example in Italian is (ia), where two datives are inadmissible within the embedded predicate, but a dative clitic is a possible lexicalization for the embedded external argument in (ib). </text:p><text:p text:style-name="P57"><text:span text:style-name="T94">(i)Italian</text:span></text:p><text:p text:style-name="P57"><text:span text:style-name="T94">a.<text:tab/></text:span><text:span text:style-name="T95">Ho fatto scrivere (*a) mio fratello alla sua fidanzata</text:span></text:p><text:p text:style-name="P56"><text:span text:style-name="T94"><text:tab/></text:span><text:span text:style-name="T91">I.have made write (to) my brother to his fiancee</text:span></text:p><text:p text:style-name="P56"><text:span text:style-name="T91"><text:tab/>'I made my brother speak to his fiancee'</text:span></text:p><text:p text:style-name="P56"><text:span text:style-name="T91"><text:s text:c="7"/></text:span><text:span text:style-name="T94">b.<text:tab/></text:span><text:span text:style-name="T95">Gli/lo <text:tab/><text:tab/>ho fatto scrivere <text:tab/>alla sua fidanzata</text:span></text:p><text:p text:style-name="P56"><text:span text:style-name="T94"><text:tab/></text:span><text:span text:style-name="T91">3</text:span><text:span text:style-name="T44">dat</text:span><text:span text:style-name="T91">/</text:span><text:span text:style-name="T44">3msg.acc </text:span><text:span text:style-name="T91">I.have made write <text:tab/>to his fiancee</text:span></text:p><text:p text:style-name="P56"><text:span text:style-name="T91"><text:tab/>‘I made him speak to his fiancee’</text:span></text:p></text:note-body></text:note></text:span><text:s/>Thus for instance 1/2P clitics in Italian undergo DOM, even though full pronouns/DPs do not. Note if the clitic moved from a so-called ‘big DP’ hosted in the predicative domain, we would expect case uniformity. Therefore movement analyses of clitics are disfavoured by the present conclusions, and base generation analyses correspondingly favoured. In the rest of the article, I assume that clitics are base generated within their own field in the sentence (Sportiche 1996).</text:p>
      <text:p text:style-name="P23"><text:span text:style-name="T15">3.<text:tab/>DOM and inherent datives under cliticization and clitic doubling </text:span></text:p>
      <text:p text:style-name="P3">In this section, I turn to the question of which clitics pronominalize DOM objects. The conditions under which clitic doubling is possible/required are outside the scope of the present work. Hence, in what follows, I will alternate doubling and non-doubling (simple cliticization) data without further comment. </text:p>
      <text:p text:style-name="P3">Traditional approaches hold that DOM objects are syntactically accusatives, though they may be morphologically syncretic with datives/obliques; therefore, one may expect that they are doubled/pronominalized by accusative clitics, even though goal datives are doubled/pronominalized by dative clitics, as schematized in (20a). However, if DOM arguments share the syntactic structure of inherent datives, as argued here in section 1, we may expect that both are doubled (or more generally pronominalized) by the same clitics, as in (20b). In turn, the option in (20b) may be taken to imply that both DOM and goal datives correspond to dative clitics, as in (20bi). However one may also consider the possibility that both correspond to accusative clitics, as in (20bii). </text:p>
      <text:list xml:id="list203117373899743" text:continue-numbering="true" text:style-name="WWNum2">
        <text:list-item>
          <text:p text:style-name="P52">Cliticization configurations with DOM and goal arguments</text:p>
        </text:list-item>
      </text:list>
      <text:p text:style-name="P38"><text:span text:style-name="T83">a.<text:tab/>Clitics doubling/ pronominalizing DOM arguments belong to the accusative series, clitics doubling/ pronominalizing goal datives belong to the dative series;</text:span></text:p>
      <text:p text:style-name="P40"><text:span text:style-name="T83">b.<text:tab/>Clitics doubling/pronominalizing DOM and goal datives belong to the same series:</text:span></text:p>
      <text:p text:style-name="P25"><text:span text:style-name="T83"><text:tab/>i)<text:tab/>both belong to the dative series</text:span></text:p>
      <text:p text:style-name="P3"><text:span text:style-name="T15"><text:tab/>ii)<text:tab/>both belong to the accusative series.</text:span></text:p>
      <text:p text:style-name="P3">All three possibilities in (20) are attested by the data. Pattern (20bii), in which accusative clitics lexicalize both theme and goal arguments, <text:span text:style-name="T15">is known as </text:span><text:span text:style-name="T17">loismo/laismo</text:span><text:span text:style-name="T15"> in the Spanish descriptive tradition</text:span> and is robustly attested in <text:span text:style-name="T15">Central and Southern Italian varieties (Rohlfs 1969 [1954]:§633), as exemplified in (21a). Dialects like (21) do have a morphological dative clitic, but it regularly shows up only in ditransitive contexts, for instance (21c), as opposed to (21b). </text:span>I agree with Pineda (2016) that <text:span text:style-name="T17">loismo/laismo</text:span><text:span text:style-name="T15"> in the traditional sense of the term, i.e. an accusative 3P clitic doubling or pronominalizing a dative DP, must be kept separate from progressive varieties like Minervino in (9), which allow the goal argument of </text:span><text:span text:style-name="T17">write </text:span><text:span text:style-name="T15">to be passivized. Indeed in the corpus of Manzini and Savoia (2005), </text:span>d<text:span text:style-name="T15">ialects like Celle in (21) (or Tempio in (22) below) do not display passivization</text:span>.<text:span text:style-name="T2"> </text:span></text:p>
      <text:list xml:id="list203115628664023" text:continue-numbering="true" text:style-name="WWNum2">
        <text:list-item>
          <text:p text:style-name="P52">Celle di Bulgheria (Manzini and Savoia 2005)</text:p>
        </text:list-item>
      </text:list>
      <text:p text:style-name="P15"><text:span text:style-name="T34">a.<text:tab/></text:span><text:span text:style-name="T29">u<text:tab/><text:tab/>parlanu/vi</text:span><text:span text:style-name="T28">ð</text:span><text:span text:style-name="T29">inu<text:tab/> a <text:tab/>iddu</text:span></text:p>
      <text:p text:style-name="P10"><text:span text:style-name="T34"><text:tab/></text:span><text:span text:style-name="T40">3msg.acc</text:span><text:span text:style-name="T38"><text:tab/>speak.</text:span><text:span text:style-name="T40">3pl</text:span><text:span text:style-name="T38">/see.3pl</text:span><text:span text:style-name="T5"> <text:tab/></text:span><text:span text:style-name="T38">to/dom him</text:span></text:p>
      <text:p text:style-name="P8">‘They speak to/they see him.’<text:span text:style-name="T3"><text:tab/><text:tab/><text:tab/><text:tab/></text:span></text:p>
      <text:p text:style-name="P10"><text:soft-page-break/><text:span text:style-name="T38"><text:s text:c="2"/>b.<text:tab/></text:span><text:span text:style-name="T5">u/a <text:tab/><text:tab/><text:tab/>ʃkrivu <text:tab/><text:tab/>(a iddu/a issa)</text:span><text:span text:style-name="T38"><text:tab/></text:span></text:p>
      <text:p text:style-name="P10"><text:span text:style-name="T38"><text:tab/></text:span><text:span text:style-name="T40">3msg.acc/3fsg.acc</text:span><text:span text:style-name="T38"> write.</text:span><text:span text:style-name="T40">1sg </text:span><text:span text:style-name="T38"><text:tab/>to him/to her</text:span></text:p>
      <text:p text:style-name="P8">‘I write him/her.’<text:span text:style-name="T3"><text:tab/></text:span></text:p>
      <text:p text:style-name="P10"><text:span text:style-name="T38"><text:s text:c="2"/></text:span><text:span text:style-name="T66">c.<text:tab/></text:span><text:span text:style-name="T64">li <text:tab/>ʃkrivu <text:tab/><text:tab/>na littira</text:span><text:span text:style-name="T66"><text:tab/><text:tab/><text:tab/><text:tab/></text:span></text:p>
      <text:p text:style-name="P4"><text:span text:style-name="T40">3.dat</text:span><text:span text:style-name="T38"> <text:tab/>write.</text:span><text:span text:style-name="T40">1sg</text:span><text:span text:style-name="T38"> <text:tab/>a letter <text:tab/></text:span></text:p>
      <text:p text:style-name="P8">‘I write him/her/them a letter.’<text:span text:style-name="T3"><text:tab/></text:span><text:tab/><text:tab/><text:tab/><text:span text:style-name="T3"> <text:tab/></text:span></text:p>
      <text:p text:style-name="P3">Agreement with the perfect participle, which is absent from Ibero-Romance but present in Italo-Romance, shows that true accusative clitics are involved. Because of the phonological neutralization of final vowels to schwa, these data are difficult or impossible to see in Central and Southern varieties and are therefore briefly illustrated in (22) with a variety of Northern Sardinia. <text:s/></text:p>
      <text:list xml:id="list203115817872359" text:continue-numbering="true" text:style-name="WWNum2">
        <text:list-item>
          <text:p text:style-name="P52">Tempio Pausania (Manzini and Savoia 2005) </text:p>
        </text:list-item>
      </text:list>
      <text:p text:style-name="P17"><text:span text:style-name="T29">l <text:tab/> aɟɟu <text:tab/><text:tab/>vaiɖɖat-u/-a/-i/<text:tab/><text:tab/>vist-u/-a/-i</text:span></text:p>
      <text:p text:style-name="P10"><text:span text:style-name="T34"><text:s/><text:tab/></text:span><text:span text:style-name="T40">3.acc</text:span><text:span text:style-name="T38"><text:tab/>have.</text:span><text:span text:style-name="T40">1sg</text:span><text:span text:style-name="T38"> <text:tab/>spoken-</text:span><text:span text:style-name="T40">msg/-fsg/-pl/</text:span><text:span text:style-name="T38">seen-</text:span><text:span text:style-name="T40">msf/-fsg/-pl</text:span><text:span text:style-name="T5"><text:tab/></text:span></text:p>
      <text:p text:style-name="P8">‘I have seen/spoken to him/her/them.’<text:tab/><text:tab/><text:tab/><text:tab/></text:p>
      <text:p text:style-name="P3">Next, under the uniform treatment<text:span text:style-name="T15"> of DOM and inherent datives proposed here, one would normally expect the pattern (20bi) to be instantiated, whereby both inherent datives and DOM objects are lexicalized by dative clitics. This is robustly documented in Spanish dialects, under the traditional label of </text:span><text:span text:style-name="T17">leísmo</text:span><text:span text:style-name="T15">, for instance in Basque varieties, as illustrated in (23). <text:s/>Within the present analysis, it is natural to conclude that the clitics in (23) reflect the same case organization as their doubled DP counterparts – hence goal and DOM datives coincide in the dative clitic </text:span><text:span text:style-name="T17">le</text:span><text:span text:style-name="T15">. </text:span></text:p>
      <text:list xml:id="list203116238458310" text:continue-numbering="true" text:style-name="WWNum2">
        <text:list-item>
          <text:p text:style-name="P52">Spanish (Basque Dialect, Ormazabal and Romero 2013)</text:p>
        </text:list-item>
      </text:list>
      <text:p text:style-name="P33"><text:span text:style-name="T89">a. <text:tab/></text:span><text:span text:style-name="T79">Lo <text:tab/><text:tab/>vi <text:tab/><text:tab/>(*el libro)</text:span></text:p>
      <text:p text:style-name="P35"><text:span text:style-name="T48">3msg.acc</text:span><text:span text:style-name="T81"><text:tab/>saw.</text:span><text:span text:style-name="T48">1sg</text:span><text:span text:style-name="T81"><text:tab/>the book</text:span></text:p>
      <text:p text:style-name="P8">‘I saw it/the book.’</text:p>
      <text:p text:style-name="P25"><text:span text:style-name="T81"><text:s text:c="3"/></text:span><text:span text:style-name="T89">b. <text:tab/></text:span><text:span text:style-name="T79">Le <text:tab/>vi <text:tab/><text:tab/>(al niño/a la niña)</text:span></text:p>
      <text:p text:style-name="P35"><text:span text:style-name="T48">3dat</text:span><text:span text:style-name="T81"><text:tab/>saw.</text:span><text:span text:style-name="T48">1sg</text:span><text:span text:style-name="T81"><text:tab/></text:span><text:span text:style-name="T48">dom</text:span><text:span text:style-name="T81"> the boy/</text:span><text:span text:style-name="T48">dom</text:span><text:span text:style-name="T81"> the girl</text:span></text:p>
      <text:p text:style-name="P8">‘I saw him/her/the boy/the girl.’</text:p>
      <text:p text:style-name="P3"><text:span text:style-name="T15">Going back to the schema in (20) once more, we must finally consider the possibility that DOM and goal arguments have different clitic counterparts, as in (20a). This possibility is instantiated in some of the best-known varieties of Spanish, including the standard. In standard Spanish, animate internal arguments are pronominalized by an accusative clitic, as in (24a). By contrast, a DP lexicalizing a goal dative is doubled by a dative clitic, as in (24b). In the Rioplatense variety, though not in the standard one, (24a) is also grammatical as an instance of doubling.</text:span></text:p>
      <text:list xml:id="list203116721562892" text:continue-numbering="true" text:style-name="WWNum2">
        <text:list-item>
          <text:p text:style-name="P52">Spanish (standard/Rioplatense)</text:p>
        </text:list-item>
      </text:list>
      <text:p text:style-name="P33"><text:soft-page-break/><text:span text:style-name="T76">a.<text:tab/></text:span><text:span text:style-name="T78">Lo <text:tab/><text:tab/>vio<text:tab/><text:tab/>(</text:span><text:span text:style-name="T76">*/</text:span><text:span text:style-name="T116">OK</text:span><text:span text:style-name="T117"> </text:span><text:span text:style-name="T78">a Juan)</text:span><text:span text:style-name="T76"> </text:span></text:p>
      <text:p text:style-name="P25"><text:span text:style-name="T76"><text:tab/></text:span><text:span text:style-name="T49">3msg.acc</text:span><text:span text:style-name="T83"><text:tab/>saw.</text:span><text:span text:style-name="T49">3sg</text:span><text:span text:style-name="T83"><text:tab/></text:span><text:span text:style-name="T48">dom</text:span><text:span text:style-name="T83"> Juan</text:span></text:p>
      <text:p text:style-name="P3"><text:span text:style-name="T15"><text:tab/>‘He saw him/Juan.’</text:span></text:p>
      <text:p text:style-name="P25"><text:span text:style-name="T80"><text:s text:c="2"/>b.<text:tab/></text:span><text:span text:style-name="T82">Le <text:tab/>dio <text:tab/><text:tab/>el libro <text:tab/>(a Juan)</text:span></text:p>
      <text:p text:style-name="P25"><text:span text:style-name="T80"><text:tab/></text:span><text:span text:style-name="T49">3dat</text:span><text:span text:style-name="T83"> <text:tab/>gave.</text:span><text:span text:style-name="T49">3sg</text:span><text:span text:style-name="T83"><text:tab/>the book <text:tab/>to Juan</text:span></text:p>
      <text:p text:style-name="P8"><text:span text:style-name="T15">‘He gave him the book (to John).’<text:tab/><text:tab/><text:tab/><text:tab/></text:span></text:p>
      <text:p text:style-name="P3"><text:span text:style-name="T15">The pattern in (24) appears to favour the view that the </text:span><text:span text:style-name="T17">a</text:span><text:span text:style-name="T15"> phrase in (24a) is an underlying accusative, determining doubling by an accusative clitic. But </text:span><text:span text:style-name="T17">loismo</text:span><text:span text:style-name="T15"> and </text:span><text:span text:style-name="T17">leismo</text:span><text:span text:style-name="T15"> dialects provide equally strong </text:span><text:span text:style-name="T17">prima facie</text:span><text:span text:style-name="T15"> evidence in favour of the view that DOM and inherent datives have the same structure of embedding, so that they are treated alike under cliticization. </text:span><text:span text:style-name="T23">As stated at the end of section 2, I adopt the view that clitics and DPs are each separately merged in their relevant domains (Sportiche 1996), and eventually connected by <text:s/>Agree when cooccurring.</text:span><text:span text:style-name="Footnote_20_Symbol"><text:note text:id="ftn8" text:note-class="footnote"><text:note-citation>8</text:note-citation><text:note-body><text:p text:style-name="P49"> Adopting Agree as the operation that connects the clitic and doubled DP implies that all of the structural conditions on Agree, as defined by Chomsky (2000), hold in the doubling configuration. As for the Phase Impenetrability Condition (PIC), the simplest way to insure that it is met is to adopt the conclusion of Sportiche (1996), that clitics are Merged in a clitic field located in the periphery of vP, from where they move the short step to IP. On the other hand, if clitics are base generated in IP, additional or alternative assumptions may be needed. The other major condition is c-command (and in fact minimal c-command, i.e. Minimality). If clitics are heads adjoined to v/I, then c-command of vP/VP-internal arguments follows. Nevertheless, a delicate issue arises because we have adopted the view that object clitics may alternate between a <text:span text:style-name="T73"></text:span> and a D form, and so do object DPs/<text:span text:style-name="T73"></text:span>Ps, according to whether they do or not undergo DOM. <text:s/>The simplest thing to say is that φ-features label the root node in any event. The anonymous reviewer raises more complex issues yet, i.e. Long Distance Agree, which are beyond the scope of the present article.</text:p></text:note-body></text:note></text:span><text:span text:style-name="Footnote_20_Symbol"> </text:span><text:span text:style-name="T23">At the same time, the clitic and the doubled DP do not necessarily agree in Case – which is again part of the conclusion of section 2. </text:span></text:p>
      <text:p text:style-name="P3"><text:span text:style-name="T23">Consider then the </text:span><text:span text:style-name="T18">leismo</text:span><text:span text:style-name="T23"> pattern again, as exemplified in (23) above. From the point of view of the analysis of DOM in section 1, the clitic and the DP it doubles/pronominalizes actually agree in case, namely in dative case. More formally, the clitic and the DP share the </text:span><text:span text:style-name="T72"></text:span> property, lexicalized by P in front of the lexical DP and by dative case on the clitic, as schematized in (25). In other words, <text:span text:style-name="T115">varieties like (25) can be described simply by saying that the conditions attaching to VP-internal embeddings of full DPs, also hold for the insertion of D heads in the clitic domain. </text:span><text:span text:style-name="T23"><text:s/></text:span></text:p>
      <text:list xml:id="list203116162516511" text:continue-numbering="true" text:style-name="WWNum2">
        <text:list-item>
          <text:p text:style-name="P52"><text:span text:style-name="T118"><text:s/></text:span>[<text:span text:style-name="T56">IP</text:span> <text:span text:style-name="T118">[</text:span><text:span text:style-name="T60"></text:span><text:span text:style-name="T56"> </text:span>le]<text:tab/>[<text:span text:style-name="T56">I</text:span> vi <text:tab/>[<text:span text:style-name="T56"> VP</text:span> <text:span text:style-name="T120">vi</text:span><text:tab/>[<text:span text:style-name="T60"></text:span><text:span text:style-name="T56">P </text:span>a <text:span text:style-name="T115">la niña</text:span>]]<text:tab/><text:tab/>(cf. <text:span text:style-name="T26">(23b))</text:span></text:p>
        </text:list-item>
      </text:list>
      <text:p text:style-name="P25"><text:span text:style-name="T76"><text:s/></text:span></text:p>
      <text:p text:style-name="P3"><text:span text:style-name="T23">The </text:span><text:span text:style-name="T18">loismo</text:span><text:span text:style-name="T23"> pattern is schematized in (26). In present terms, there is a </text:span><text:span text:style-name="T72"></text:span> case mismatch in (26) both when the DP argument corresponds to an inherent dative (with the verb <text:span text:style-name="T2">speak (to)</text:span>) and when it corresponds to a DOM dative (with the verb <text:span text:style-name="T2">see</text:span>). Recall that inherent dative and DOM arguments can be distinguished, among others, on the basis of passivization; DOM datives with <text:span text:style-name="T2">see</text:span> passivize, while inherent datives with <text:span text:style-name="T2">speak (to)</text:span> do not passivize. Needless to say, the parallel behavior of goal and DOM <text:span text:style-name="T2">a</text:span> phrases under <text:span text:style-name="T2">loismo</text:span> tendentially supports their unification – though not as directly as the <text:span text:style-name="T2">leismo</text:span> pattern in (25). <text:span text:style-name="T15">Assume as before that DPs and clitics are each separately merged in their domains (predicative and inflectional respectively), and that each domain may have its own case pattern. In the predicative domain in (26), highly ranked DPs (including 3P full pronouns) are introduced by the oblique </text:span><text:span text:style-name="T72"></text:span><text:span text:style-name="T15"> relator under DOM, as are goal arguments selected by the verb. By contrast, in the clitic domain, all 3P internal arguments are simply lexicalized as Ds, i.e. as accusative.</text:span></text:p>
      <text:list xml:id="list203117712299182" text:continue-numbering="true" text:style-name="WWNum2">
        <text:list-item>
          <text:p text:style-name="P52">[<text:span text:style-name="T56">IP</text:span> <text:span text:style-name="T118">[</text:span><text:span text:style-name="T56">D </text:span>u] [<text:span text:style-name="T56">I</text:span> parlanu/viðinu <text:tab/>[<text:span text:style-name="T56"> VP</text:span> <text:span text:style-name="T119">parlanu/viðinu</text:span><text:tab/>[<text:span text:style-name="T60"></text:span><text:span text:style-name="T56">P </text:span>a iddu]]<text:tab/><text:tab/><text:tab/><text:tab/><text:tab/><text:tab/><text:tab/><text:tab/><text:tab/><text:tab/>(cf. <text:span text:style-name="T26">(21a)) <text:s text:c="2"/></text:span></text:p>
        </text:list-item>
      </text:list>
      <text:p text:style-name="P3"><text:span text:style-name="T15">In the ditransitive counterparts to (26), goal clitics surface in the dative, as in structure (27). In a functionalist vein, one could account for (27) by invoking the need for disambiguation. There are formal means to implement the same basic idea. In an Agree configuration, the clitic effectively acts as a probe for its DP argument goal. If the clitic was embedded as a bare D in (27), its closest goal would be the direct object, namely </text:span><text:span text:style-name="T17">na littira</text:span><text:span text:style-name="T15"> ‘a letter’, yielding a reading different from the intended one. In other words, the right reading is achieved only by having recourse to the specialized dative clitic. Economy considerations privilege the simpler lexicalization in (26) where possible.</text:span></text:p>
      <text:list xml:id="list203116546642585" text:continue-numbering="true" text:style-name="WWNum2">
        <text:list-item>
          <text:p text:style-name="P52"><text:s/>[<text:span text:style-name="T56">IP</text:span> <text:span text:style-name="T118">[</text:span><text:span text:style-name="T60"></text:span><text:span text:style-name="T56"> </text:span>li] [<text:span text:style-name="T56">I</text:span> ʃkrivu<text:tab/>[<text:span text:style-name="T56"> VP</text:span> <text:span text:style-name="T119">ʃkrivu</text:span> na littira<text:tab/>[<text:span text:style-name="T60"></text:span><text:span text:style-name="T56">P </text:span>a iddu]]<text:tab/> <text:s/>cf. (21c)</text:p>
        </text:list-item>
      </text:list>
      <text:p text:style-name="P29"/>
      <text:p text:style-name="P3"><text:span text:style-name="T15">The most problematic configuration from the present point of view of DOM arises in the standard variety of Spanish or in Rioplatense dialects, where DOM obliques are doubled by accusative clitics, while goal datives are doubled by dative clitics, along the lines of (28). </text:span>It is a fact that in languages like (28) cliticization distinguishes lexical datives and DOM objects, while the present approach says that they have the same structure. However, recall that I assume that the case array of clitics in the inflectional domain does not necessarily match the case array of lexical DPs in the predicative domain. If so, we can describe (28) by saying that in the clitic domain, themes and goals are assigned accusative and dative respectively, and no DOM applies – even though DOM applies to lexical DPs in the predicative domain.</text:p>
      <text:list xml:id="list203116556673280" text:continue-numbering="true" text:style-name="WWNum2">
        <text:list-item>
          <text:p text:style-name="P52"/>
        </text:list-item>
      </text:list>
      <text:p text:style-name="P53">a.<text:tab/>[<text:span text:style-name="T56">IP</text:span> <text:span text:style-name="T118">[</text:span><text:span text:style-name="T56">D </text:span>lo]<text:tab/>[<text:span text:style-name="T56">I</text:span> vio <text:tab/>[<text:span text:style-name="T56"> VP</text:span> <text:span text:style-name="T120">vio</text:span><text:tab/>[<text:span text:style-name="T56">PP</text:span><text:span text:style-name="T60"></text:span><text:span text:style-name="T56"> </text:span>a <text:span text:style-name="T115">Juan</text:span>]]</text:p>
      <text:p text:style-name="P33"><text:span text:style-name="T76">b.<text:tab/>[</text:span><text:span text:style-name="T59">IP</text:span><text:span text:style-name="T76"> </text:span><text:span text:style-name="T77">[</text:span><text:span text:style-name="T59">D</text:span><text:span text:style-name="T61"></text:span><text:span text:style-name="T59"> </text:span><text:span text:style-name="T76">le] [</text:span><text:span text:style-name="T59">I</text:span><text:span text:style-name="T76"> dio [</text:span><text:span text:style-name="T59"> VP</text:span><text:span text:style-name="T76"> </text:span><text:span text:style-name="T121">dio </text:span><text:span text:style-name="T76">el libro [</text:span><text:span text:style-name="T59">PP</text:span><text:span text:style-name="T61"></text:span><text:span text:style-name="T59"> </text:span><text:span text:style-name="T76">a Juan]]<text:tab/> <text:tab/></text:span></text:p>
      <text:p text:style-name="P30"/>
      <text:p text:style-name="P3">Let us then take stock. In section 1 and 2 I have briefly argued for two main conclusions, which form the basis of the discussion in this section, namely (29).</text:p>
      <text:list xml:id="list203116167330451" text:continue-numbering="true" text:style-name="WWNum2">
        <text:list-item>
          <text:p text:style-name="P52"><text:soft-page-break/>(In Romance) </text:p>
        </text:list-item>
      </text:list>
      <text:p text:style-name="P53">a.<text:tab/>DOM <text:span text:style-name="T15">and goal arguments are both embedded by </text:span><text:span text:style-name="T72"></text:span><text:span text:style-name="T15"> (section 1)</text:span></text:p>
      <text:p text:style-name="P18"><text:span text:style-name="T15">b.<text:tab/>Clitic and full DP arguments are both first-merged in their respective domains, each with their own case alignment (section 2).</text:span></text:p>
      <text:p text:style-name="P3"><text:span text:style-name="T24">In this section, I only considered Romance varieties where arguments of the predicative domain display DOM. Let us call this the DOM=Dat case alignment. In the clitic domain, we can find the same alignment (30bi). However, DOM may be missing, yielding the case pattern Acc</text:span>≠<text:span text:style-name="T24">Dat (30a). Finally the clitics may display a single accusative realization for all direct or indirect object, in (30bii). Obviously, the numbering of the schemas in (30) is meant to match those in (20).</text:span></text:p>
      <text:list xml:id="list203117333613041" text:continue-numbering="true" text:style-name="WWNum2">
        <text:list-item>
          <text:p text:style-name="P52"><text:s text:c="4"/><text:tab/>Clitics<text:tab/><text:tab/><text:tab/>DPs </text:p>
        </text:list-item>
      </text:list>
      <text:p text:style-name="P53">a. <text:tab/><text:tab/>Acc≠Dat <text:s/><text:tab/><text:tab/>DOM=Dat</text:p>
      <text:p text:style-name="P53">b.<text:tab/>i <text:tab/>DOM=Dat<text:tab/><text:tab/>DOM=Dat <text:tab/> <text:s/></text:p>
      <text:p text:style-name="P8"><text:span text:style-name="T15">ii<text:tab/>Acc <text:s/><text:tab/><text:tab/><text:tab/></text:span>DOM=Dat<text:span text:style-name="T15"> </text:span></text:p>
      <text:p text:style-name="P3"><text:span text:style-name="T15">Suppose DOM in the predicative domain results from embedding of the argument under the same elementary predicate as the dative (29a). Suppose further that clitics can have their own independent case alignment (29b). Then there are exactly three logical possibilities – namely that clitics have the same DOM pattern as the predicative domain (</text:span><text:span text:style-name="T17">leismo</text:span><text:span text:style-name="T15">), or that they have a non-DOM pattern (standard Spanish) or that finally they have accusative for all internal arguments (</text:span><text:span text:style-name="T17">loismo</text:span><text:span text:style-name="T15">).</text:span><text:span text:style-name="Footnote_20_Symbol"><text:span text:style-name="T15"> </text:span></text:span><text:span text:style-name="Footnote_20_Symbol"><text:span text:style-name="T15"><text:note text:id="ftn9" text:note-class="footnote"><text:note-citation>9</text:note-citation><text:note-body><text:p text:style-name="P13"><text:span text:style-name="T122"> If both object clitics and object DPs can be </text:span><text:span text:style-name="T123">±</text:span><text:span text:style-name="T122">DOM, and they freely mix and match, we expect a fourth configuration – namely that there may be languages where a DOM 3P clitic corresponds to non-DOM DP objects. The closest match to this fourth predicted possibility arises in Quite</text:span><text:span text:style-name="T123">ñ</text:span><text:span text:style-name="T122">o Spanish where “</text:span><text:span text:style-name="T125">the DO-CLs have been almost universally replaced by </text:span><text:span text:style-name="T127">le(s)</text:span><text:span text:style-name="T129"> </text:span><text:span text:style-name="T125">… This replacement applies irrespective of the features [±animate] and [±masc] …Thus, it could be said that QS has carried </text:span><text:span text:style-name="T127">leismo </text:span><text:span text:style-name="T125">to conclusion” (</text:span><text:span text:style-name="T122">Su</text:span><text:span text:style-name="T123">ñer 1989: 387-388), cf. (i). Importantly, “</text:span><text:span text:style-name="T125">if there is an IO phrase, the CL refers unambiguously to the IO argument, and the DO automatically goes to </text:span><text:span text:style-name="T126">ø</text:span><text:span text:style-name="T125">” (</text:span><text:span text:style-name="T122">Suñer 1989:389), cf. (ii). <text:s/></text:span></text:p><text:list xml:id="list1324034727" text:style-name="WWNum25"><text:list-item><text:p text:style-name="P55"><text:span text:style-name="T130">Ya le <text:tab/>vendió <text:s/><text:tab/><text:tab/></text:span><text:span text:style-name="T133">(where </text:span><text:span text:style-name="T131">le </text:span><text:span text:style-name="T132">= </text:span><text:span text:style-name="T131">el carro</text:span><text:span text:style-name="T134"> </text:span><text:span text:style-name="T133">‘the car’)</text:span></text:p></text:list-item></text:list><text:p text:style-name="P19"><text:span text:style-name="T125">already <text:tab/>it <text:tab/>sold</text:span><text:span text:style-name="T55">.3sg</text:span></text:p><text:p text:style-name="P20"><text:span text:style-name="T124">‘He already sold it.’</text:span></text:p><text:list xml:id="list203117065657093" text:continue-numbering="true" text:style-name="WWNum25"><text:list-item><text:p text:style-name="P55"><text:span text:style-name="T130">Al chofer <text:tab/><text:tab/>le <text:tab/>ø di. <text:tab/></text:span><text:span text:style-name="T129">(</text:span><text:span text:style-name="T128">ø</text:span><text:span text:style-name="T129"> </text:span><text:span text:style-name="T125">= </text:span><text:span text:style-name="T127">los papeles</text:span><text:span text:style-name="T129"> </text:span><text:span text:style-name="T125">‘the papers’)</text:span></text:p></text:list-item></text:list><text:p text:style-name="P19"><text:span text:style-name="T125">to-the chauffer <text:tab/>to-him <text:tab/>I.gave</text:span></text:p><text:p text:style-name="P19"><text:span text:style-name="T125">‘I gave them to the chauffer.’</text:span></text:p></text:note-body></text:note></text:span></text:span></text:p>
      <text:p text:style-name="P3"><text:span text:style-name="T15">If the variation spread exactly matches the logically possible outcomes, then parametrization is simply seen to correspond to the choices left open by Universal Grammar. In a sense, one might say that there is no explanation for the observed variation, but only descriptive statements, as (25)-(28) are. In another sense, the best of explanations actually turns out to hold, namely that variation, in this instance (20)/(30), does not require any additional statement. No parameter specifies the open choices, which simply follow from the structure of grammar and the lexicon.</text:span><text:span text:style-name="Footnote_20_Symbol"><text:span text:style-name="T15"> </text:span></text:span><text:span text:style-name="Footnote_20_Symbol"><text:span text:style-name="T15"><text:note text:id="ftn10" text:note-class="footnote"><text:note-citation>10</text:note-citation><text:note-body><text:p text:style-name="P50"><text:span text:style-name="Footnote_20_Symbol"/> In recent work, Manzini and Franco (2019) formalize the Object agreement parameter in (17) in terms of labelling. Thus, DOM objects can project both a D(P) label and a P(P)/K(P) label. Bare direct object project only DP and inherent datives project only PP/KP (see <text:span text:style-name="T75">Cornilescu, this volume</text:span> for similar ideas applied to partially overlapping data). The Cliticization parameter in (20) can perhaps be resolved in the same way. In any event, this is beyond the scope of the present paper, whose aim was solely to display the actual extent of variation in Romance and draw some conclusions about the free crossing of parameter values. <text:s/></text:p></text:note-body></text:note></text:span></text:span></text:p>
      <text:p text:style-name="P23">4.<text:tab/>Conclusions</text:p>
      <text:p text:style-name="P3">DOM arguments are associated with the <text:span text:style-name="T2">a</text:span>/dative morphology typical of goal arguments, because they share the same syntactic structure of embedding, namely the relational content <text:span text:style-name="T72"></text:span><text:span text:style-name="T15"> associated with the preposition </text:span><text:span text:style-name="T17">a</text:span><text:span text:style-name="T15"> or with the dative case inflection (section 1). Pronouns, especially 1/2P pronouns, do not necessarily share the same case alignment as lexical DPs. In section 2 I have concluded that though a language like Italian has no DOM with lexical DPs/full pronouns, the presence of a single object form of 1/2P clitics is to be interpreted as evidence of the presence of DOM in the clitic domain – and not as a mere morphological syncretism.</text:span></text:p>
      <text:p text:style-name="P3"><text:span text:style-name="T15">In section 3, I assumed that clitics and lexical DPs are separately merged each in their domain. The case array may then be differently set. I interpreted standard/Rioplatense Spanish as instantiating the pattern in which 3P clitic are not sensitive to DOM, though DOM is enforced by lexical DPs and full pronouns. The traditional name of </text:span><text:span text:style-name="T17">leismo</text:span><text:span text:style-name="T15"> describes configurations in which animate 3P clitics are always dative, whether DOMed or inherent goals. The equally traditional label of </text:span><text:span text:style-name="T17">loismo/laismo</text:span><text:span text:style-name="T15"> describes the pattern in which 3P object clitics corresponding to animate referents (subject to DOM in the predicative domain) or to inherent datives are both in the accusative. </text:span></text:p>
      <text:p text:style-name="P24"><text:span text:style-name="T15">References</text:span></text:p>
      <text:p text:style-name="P3"><text:span text:style-name="T15">Beck, Sigrid &amp; Kyle Johnson. 2004. Double Objects Again. </text:span><text:span text:style-name="T17">Linguistic Inquiry</text:span><text:span text:style-name="T15"> 35(1). 97-124.</text:span></text:p>
      <text:p text:style-name="P3"><text:span text:style-name="T15">Belvin, Robert &amp; Marcel den Dikken. 1997. </text:span><text:span text:style-name="T17">There</text:span><text:span text:style-name="T15">, Happens, </text:span><text:span text:style-name="T17">To</text:span><text:span text:style-name="T15">, </text:span><text:span text:style-name="T17">Be</text:span><text:span text:style-name="T15">, </text:span><text:span text:style-name="T17">Have</text:span><text:span text:style-name="T15">. </text:span><text:span text:style-name="T17">Lingua</text:span><text:span text:style-name="T15"> 101(3-4). 151–183.</text:span></text:p>
      <text:p text:style-name="P3">Bossong, Georg. 1985. <text:span text:style-name="T3">Empirische Universalienforschung. Differentielle Objektmarkierung in der neuiranischen Sprachen</text:span>. Tübingen: Narr.</text:p>
      <text:p text:style-name="P3"><text:span text:style-name="T23">Culicover, Peter </text:span><text:span text:style-name="T15">&amp;</text:span><text:span text:style-name="T23"> Ray Jackendoff. 2005. </text:span><text:span text:style-name="T18">Simpler syntax</text:span><text:span text:style-name="T23">. Oxford: Oxford University Press.</text:span></text:p>
      <text:p text:style-name="P3"><text:span text:style-name="T15">Chomsky, Noam. 2000. Minimalist inquiries: The framework. In Roger Martin, David Michaels </text:span><text:span text:style-name="T98">&amp;</text:span><text:span text:style-name="T15"> Juan Uriagereka (eds.), </text:span><text:span text:style-name="T17">Step by Step: Essays on Minimalist Syntax in Honor of Howard Lasnik</text:span><text:span text:style-name="T15">, 89-155. Cambridge, MA: MIT Press. </text:span></text:p>
      <text:p text:style-name="P3"><text:span text:style-name="T98">Chomsky, Noam, </text:span><text:span text:style-name="T68">Á</text:span><text:span text:style-name="T98">ngel Gallego &amp; Dennis Ott.</text:span><text:span text:style-name="T15"> </text:span>To appear.<text:span text:style-name="T69"> Generative Grammar and the Faculty of Language: Insights, Questions, and Challenges. </text:span><text:span text:style-name="T68">In Á</text:span><text:span text:style-name="T98">ngel</text:span><text:span text:style-name="T68"> Gallego &amp; Dennis Ott (eds), </text:span><text:span text:style-name="T6">Generative Syntax: Questions, Crossroads, and Challenges</text:span><text:span text:style-name="T68">, Special issue of </text:span><text:span text:style-name="T6">Catalan Journal of Linguistics.</text:span></text:p>
      <text:p text:style-name="P3"><text:span text:style-name="T26">Franco, Ludovico &amp; M. Rita Manzini. </text:span>2017. <text:span text:style-name="T15">Instrumental prepositions and case: contexts of occurrence and alternations with datives. </text:span><text:span text:style-name="T9">Glossa </text:span><text:span text:style-name="T135">2</text:span><text:span text:style-name="T136">(1): 8. 1-47.</text:span></text:p>
      <text:p text:style-name="P3"><text:soft-page-break/>Harley, Heidi. <text:span text:style-name="T15">2002. Possession and the Double Object Construction. </text:span><text:span text:style-name="T17">Linguistic Variation Yearbook</text:span><text:span text:style-name="T15"> 2. 29-68.</text:span></text:p>
      <text:p text:style-name="P3"><text:span text:style-name="T15">Kayne, Richard. 1984. </text:span><text:span text:style-name="T17">Connectedness and binary branching</text:span><text:span text:style-name="T15">. Dordrecht:Foris.</text:span></text:p>
      <text:p text:style-name="P3"><text:span text:style-name="T15">Kayne, Richard. 1989. Facets of Romance Past Participle Agreement. In Paola Benincà (ed.), </text:span><text:span text:style-name="T17">Dialect variation and the theory of grammar</text:span><text:span text:style-name="T15">, 85–103. Dordrecht: Foris. </text:span></text:p>
      <text:p text:style-name="P3"><text:span text:style-name="T98">Khokhlova, Ludmila. 2002. Syntactic peculiarities of Rajasthani. Paper presented at the 17th European Conference on Modern South Asian Studies, Heidelberg, September 2002.</text:span></text:p>
      <text:p text:style-name="P3"><text:span text:style-name="T71">Kiparsky, Paul. 2008. Universals constrain change, change results in typological generalizations. In J. Good (ed.), </text:span><text:span text:style-name="T7">Linguistic Universals and Language Change, </text:span><text:span text:style-name="T71">23–53. Oxford: Oxford University Press. </text:span></text:p>
      <text:p text:style-name="P3"><text:span text:style-name="T15">Ledgeway, Adam. 2000. </text:span><text:span text:style-name="T17">A Comparative Syntax of the Dialects of Southern Italy: A Minimalist Approach.</text:span><text:span text:style-name="T15"> </text:span>Oxford: Blackwell.</text:p>
      <text:p text:style-name="P3"><text:span text:style-name="T70">Lima-Salles, Heloisa M.</text:span><text:span text:style-name="T6"> </text:span><text:span text:style-name="T68">2016. The syntax of (ditransitive) predicates of transference in Dialectal Brazilian Portuguese. </text:span><text:span text:style-name="T31">Quaderni di Linguistica e Studi Orientali </text:span><text:span text:style-name="T35">2. 79-96.</text:span></text:p>
      <text:p text:style-name="P3"><text:span text:style-name="T36">Loporcaro, Michele. 1988. </text:span><text:span text:style-name="T32">Grammatica storica del dialetto di Altamura</text:span><text:span text:style-name="T36">. </text:span><text:span text:style-name="T26">Pisa: Giardini.</text:span></text:p>
      <text:p text:style-name="P3"><text:span text:style-name="T26">Manzini, M. Rita. 2012. </text:span>From Romance clitics to case: Split accusativity and the Person Case Constraint. In Irene Franco et al (eds.),<text:span text:style-name="T2"> Romance languages and linguistics 2010. </text:span><text:span text:style-name="T17">Selected papers from ‘Going Romance’ Leiden 2010</text:span><text:span text:style-name="T15">. Amsterdam: John Benjamins.</text:span></text:p>
      <text:p text:style-name="P3"><text:span text:style-name="T26">Manzini, M. Rita &amp; Ludovico Franco. </text:span>2016. Goal and DOM datives. <text:span text:style-name="T2">Natural Language and Linguistic Theory</text:span> 34(1). <text:span text:style-name="T26">197-240. <text:s/></text:span></text:p>
      <text:p text:style-name="P3"><text:span text:style-name="T34">Manzini, M. Rita &amp; Ludovico Franco. </text:span><text:span text:style-name="T38">2019.</text:span><text:span text:style-name="T25"> </text:span><text:span text:style-name="T38">‘</text:span><text:span text:style-name="T4">Agreement of Structural Obliques’</text:span><text:span text:style-name="T38"> Parameter: DOM and Pseudopartitives. </text:span><text:span text:style-name="T34">In Monica Irimia &amp; Anna Pineda (eds.),</text:span><text:span text:style-name="T28"> </text:span><text:span text:style-name="T34">Special issue of </text:span><text:span text:style-name="Emphasis"><text:span text:style-name="T34">Linguisticae Investigationes</text:span></text:span><text:span text:style-name="T34"> 42:1.</text:span><text:span text:style-name="T37"> </text:span><text:span text:style-name="T34">82-101.</text:span></text:p>
      <text:p text:style-name="P3"><text:span text:style-name="T26">Manzini, M. Rita &amp; Leonardo M. Savoia. 2005. </text:span><text:span text:style-name="T27">I dialetti italiani e romanci: Morfosintassi generativa</text:span><text:span text:style-name="T26">, 3 vols</text:span><text:span text:style-name="T27">.</text:span><text:span text:style-name="T26"> Alessandria: dell'Orso.</text:span></text:p>
      <text:p text:style-name="P3"><text:span text:style-name="T26">Manzini, M.Rita &amp; Leonardo M. Savoia. 2010. </text:span>Case as denotation: variation in Romance. <text:span text:style-name="T27">Studi Italiani di Linguistica Teorica e Applicata</text:span><text:span text:style-name="T26"> XXXIX(3). 409-438.</text:span></text:p>
      <text:p text:style-name="P3"><text:span text:style-name="T26">Manzini, Maria Rita &amp; Leonardo M. Savoia. </text:span>2014. Person splits in the case systems of Geg Albanian (Shkodër) and Arbëresh (Greci). <text:span text:style-name="T27">Studi Italiani di Linguistica Teorica e Applicata</text:span><text:span text:style-name="T26"> XLIII. 7-42, </text:span></text:p>
      <text:p text:style-name="P3"><text:span text:style-name="T26">Manzini, M. Rita, Leonardo M. Savoia &amp; Ludovico Franco. </text:span>2015. Ergative case, Aspect and Person splits: two case studies. <text:span text:style-name="T2">Acta Linguistica Hungarica</text:span> 62, 3: 1-55.</text:p>
      <text:p text:style-name="P3">Masica, Colin. 1991. <text:span text:style-name="T2">The Indo-Aryan languages</text:span>. Cambridge: Cambridge University Press. </text:p>
      <text:p text:style-name="P3"><text:span text:style-name="T15">Ormazabal Javier &amp; Juan Romero. 2013. Object Agreement, Clitics and Dialectal Variation. </text:span><text:span text:style-name="T17">Probus</text:span><text:span text:style-name="T15"> 25(2). 301-344.</text:span></text:p>
      <text:p text:style-name="P3"><text:span text:style-name="T15">Pesetsky, David. 1995. </text:span><text:span text:style-name="T17">Zero syntax.</text:span><text:span text:style-name="T15"> Cambridge, Mass: The MIT Press.</text:span></text:p>
      <text:p text:style-name="P3"><text:span text:style-name="T15">Pineda, Anna. 2014. What lies behind dative/accusative alternations in Romance. In Stefania Marzo and Karen Lahousse (eds.), </text:span><text:span text:style-name="T17">Romance Languages and Linguistic Theory </text:span><text:span text:style-name="T15">2012, 123-139. </text:span><text:span text:style-name="T99">Amsterdam: John Benjamins.</text:span></text:p>
      <text:p text:style-name="P3"><text:span text:style-name="T99">Pineda, Anna. 2016. </text:span><text:span text:style-name="T101">Les fronteres de la (in)transitivitat. Estudi dels aplicatius en llengües romàniques i basc</text:span><text:span text:style-name="T99">. </text:span><text:span text:style-name="T26">Barcelona: Institut d’Estudis Món Juïc.</text:span></text:p>
      <text:p text:style-name="P3"><text:span text:style-name="T26">Rohlfs, Gerhard. 1969 [1954]. </text:span><text:span text:style-name="T27">Grammatica storica della lingua italiana e dei suoi dialetti. Sintassi e formazione delle parole. </text:span><text:span text:style-name="T26">Torino: Einaudi.</text:span></text:p>
      <text:p text:style-name="P3"><text:soft-page-break/>Sportiche, Dominique. 1996. Clitic constructions. In Johan Rooryck &amp; Laurie Zaring (eds.), <text:span text:style-name="T2">Phrase structure and the lexicon</text:span>, 213–276. Dordrecht: Kluwer. </text:p>
      <text:p text:style-name="Standard">Suñer<text:span text:style-name="T15">, Margarita. 1989. Dialectal variation and clitic-doubled direct objects. In </text:span><text:span text:style-name="T137">Carl Kirschner &amp; Janet DeCesaris (eds.), </text:span><text:span text:style-name="T10">Studies in Romance linguistics : selected proceedings from Linguistic Symposium on Romance Languages XVII</text:span><text:span text:style-name="T137">, 377-395.</text:span><text:span text:style-name="T15"> Amsterdam: John Benjamins.</text:span></text:p>
      <text:p text:style-name="P3"><text:span text:style-name="T15">Torrego, Esther. 1998. </text:span><text:span text:style-name="T17">The dependencies of objects</text:span><text:span text:style-name="T15">. </text:span>Cambridge: MIT Press. </text:p>
      <text:p text:style-name="P3">Torrego, <text:span text:style-name="T15">Esther</text:span>. 2010. Variability in the Case Patterns of Causative Formation in Romance<text:span text:style-name="T15"> </text:span>and Its Implications. <text:span text:style-name="T2">Linguistic Inquiry</text:span> 41(3). 445-47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ArborWin" svg:font-family="ArborWin"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vTT5843c571" svg:font-family="AdvTT5843c571" style:font-family-generic="system" style:font-pitch="variable"/>
    <style:font-face style:name="Arial1" svg:font-family="Arial" style:font-family-generic="system" style:font-pitch="variable"/>
    <style:font-face style:name="CMUSerif-Bold-Identity-H" svg:font-family="CMUSerif-Bold-Identity-H" style:font-family-generic="system" style:font-pitch="variable"/>
    <style:font-face style:name="CMUSerif-Roman-Identity-H" svg:font-family="CMUSerif-Roman-Identity-H"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loext:contextual-spacing="false" fo:line-height="100%" fo:text-align="justify" style:justify-single-word="false" fo:hyphenation-ladder-count="no-limit" fo:keep-with-next="auto"/>
      <style:text-properties fo:language="it" fo:country="IT" style:text-underline-style="solid" style:text-underline-width="auto" style:text-underline-color="font-color"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alibri" fo:font-family="Calibri" style:font-family-generic="roman" style:font-pitch="variable" fo:language="it" fo:country="IT"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Nessuna_20_spaziatura1" style:display-name="Nessuna spaziatura1"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font-name="Calibri" fo:font-family="Calibri" style:font-family-generic="roman" style:font-pitch="variable" fo:language="it" fo:country="IT" style:letter-kerning="true" style:font-name-asian="Calibri1" style:font-family-asian="Calibri" style:font-family-generic-asian="system" style:font-pitch-asian="variable" style:language-asian="ar" style:country-asian="SA" style:font-name-complex="Times New Roman1" style:font-family-complex="'Times New Roman'" style:font-family-generic-complex="system" style:font-pitch-complex="variable"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font-name-complex="Mangal" style:font-family-complex="Mangal" style:font-family-generic-complex="system" style:font-pitch-complex="variable" style:font-size-complex="10.5pt"/>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Footnote_20_Symbol" style:display-name="Footnote Symbol" style:family="text">
      <style:text-properties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ＭＳ ゴシック" style:font-family-asian="'ＭＳ ゴシック'"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Lucida Grande1" style:font-family-complex="'Lucida Grande'" style:font-family-generic-complex="system" style:font-pitch-complex="variable" style:font-size-complex="9pt" style:language-complex="hi" style:country-complex="IN"/>
    </style:style>
    <style:style style:name="Texto_20_de_20_cuerpo_20_Car" style:display-name="Texto de cuerpo Car" style:family="text" style:parent-style-name="Default_20_Paragraph_20_Font">
      <style:text-properties style:font-name="Times New Roman" fo:font-family="'Times New Roman'" style:font-family-generic="roman" style:font-pitch="variable" fo:font-size="12pt" fo:language="it" fo:country="IT" style:text-underline-style="solid" style:text-underline-width="auto" style:text-underline-color="font-color"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0pt"/>
    </style:style>
    <style:style style:name="Texto_20_nota_20_pie_20_Car" style:display-name="Texto nota pie Car"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Emphasis" style:family="text">
      <style:text-properties fo:font-style="italic" style:font-style-asian="italic" style:font-style-complex="italic"/>
    </style:style>
    <style:style style:name="Mapa_20_del_20_documento_20_Car" style:display-name="Mapa del documento Car" style:family="text" style:parent-style-name="Default_20_Paragraph_20_Font">
      <style:text-properties style:font-name="Lucida Grande" fo:font-family="'Lucida Grande'"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Lucida Grande1" style:font-family-complex="'Lucida Grande'" style:font-family-generic-complex="system" style:font-pitch-complex="variable" style:font-size-complex="12pt" style:language-complex="hi" style:country-complex="IN"/>
    </style:style>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language="en" fo:country="US" fo:font-weight="bold" style:font-name-asian="Droid Sans Fallback" style:font-family-asian="'Droid Sans Fallback'" style:font-family-generic-asian="system" style:font-pitch-asian="variable" style:font-size-asian="10pt" style:language-asian="hi" style:country-asian="IN" style:font-weight-asian="bold" style:font-name-complex="FreeSans" style:font-family-complex="FreeSans" style:font-family-generic-complex="system" style:font-pitch-complex="variable" style:font-size-complex="10pt" style:language-complex="hi" style:country-complex="IN"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text:start-value="3">
        <style:list-level-properties text:list-level-position-and-space-mode="label-alignment">
          <style:list-level-label-alignment text:label-followed-by="listtab" fo:text-indent="-0.25in" fo:margin-left="0.652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52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2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2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5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2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2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52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prefix="("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prefix="("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meta:initial-creator>
    <dc:creator>Anna</dc:creator>
    <meta:editing-cycles>12</meta:editing-cycles>
    <meta:print-date>1901-01-01T00:00:00</meta:print-date>
    <meta:creation-date>2019-05-30T16:16:00</meta:creation-date>
    <dc:date>2019-07-23T09:00:00</dc:date>
    <meta:editing-duration>PT1H37M</meta:editing-duration>
    <meta:generator>LibreOffice/6.0.7.3$Linux_X86_64 LibreOffice_project/00m0$Build-3</meta:generator>
    <meta:document-statistic meta:table-count="0" meta:image-count="0" meta:object-count="0" meta:page-count="12" meta:paragraph-count="255" meta:word-count="6486" meta:character-count="41566" meta:non-whitespace-character-count="34855"/>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